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9" style:family="table">
      <style:table-properties style:width="18.21cm" fo:margin-left="0cm" fo:break-before="auto" fo:break-after="auto" table:align="left" fo:background-color="transparent" fo:keep-with-next="auto" style:may-break-between-rows="false" style:writing-mode="lr-tb" table:border-model="collapsing">
        <style:background-image/>
      </style:table-properties>
    </style:style>
    <style:style style:name="Tabelle9.A" style:family="table-column">
      <style:table-column-properties style:column-width="1.512cm"/>
    </style:style>
    <style:style style:name="Tabelle9.B" style:family="table-column">
      <style:table-column-properties style:column-width="0.422cm"/>
    </style:style>
    <style:style style:name="Tabelle9.C" style:family="table-column">
      <style:table-column-properties style:column-width="1.748cm"/>
    </style:style>
    <style:style style:name="Tabelle9.D" style:family="table-column">
      <style:table-column-properties style:column-width="9.626cm"/>
    </style:style>
    <style:style style:name="Tabelle9.E" style:family="table-column">
      <style:table-column-properties style:column-width="0.425cm"/>
    </style:style>
    <style:style style:name="Tabelle9.F" style:family="table-column">
      <style:table-column-properties style:column-width="0.504cm"/>
    </style:style>
    <style:style style:name="Tabelle9.G" style:family="table-column">
      <style:table-column-properties style:column-width="0.506cm"/>
    </style:style>
    <style:style style:name="Tabelle9.N" style:family="table-column">
      <style:table-column-properties style:column-width="0.519cm"/>
    </style:style>
    <style:style style:name="Tabelle9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9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9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" style:family="table-cell">
      <style:table-cell-properties fo:padding-left="0.101cm" fo:padding-right="0.101cm" fo:padding-top="0.097cm" fo:padding-bottom="0.097cm" fo:border="none" style:writing-mode="lr-tb"/>
    </style:style>
    <style:style style:name="Tabelle9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9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" style:family="table-cell">
      <style:table-cell-properties fo:padding-left="0.101cm" fo:padding-right="0.101cm" fo:padding-top="0.097cm" fo:padding-bottom="0.097cm" fo:border="none" style:writing-mode="lr-tb"/>
    </style:style>
    <style:style style:name="Tabelle9.F3" style:family="table-cell">
      <style:table-cell-properties fo:padding-left="0.101cm" fo:padding-right="0.101cm" fo:padding-top="0.097cm" fo:padding-bottom="0.097cm" fo:border="none" style:writing-mode="lr-tb"/>
    </style:style>
    <style:style style:name="Tabelle9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9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" style:family="table-cell">
      <style:table-cell-properties fo:padding-left="0.101cm" fo:padding-right="0.101cm" fo:padding-top="0.097cm" fo:padding-bottom="0.097cm" fo:border="none" style:writing-mode="lr-tb"/>
    </style:style>
    <style:style style:name="Tabelle9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" style:family="table-cell">
      <style:table-cell-properties fo:padding="0cm" fo:border="none" style:writing-mode="lr-tb"/>
    </style:style>
    <style:style style:name="Tabelle9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6" style:family="table-cell">
      <style:table-cell-properties fo:padding-left="0.101cm" fo:padding-right="0.101cm" fo:padding-top="0.097cm" fo:padding-bottom="0.097cm" fo:border="none" style:writing-mode="lr-tb"/>
    </style:style>
    <style:style style:name="Tabelle9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7" style:family="table-cell">
      <style:table-cell-properties fo:padding-left="0.101cm" fo:padding-right="0.101cm" fo:padding-top="0.097cm" fo:padding-bottom="0.097cm" fo:border="none" style:writing-mode="lr-tb"/>
    </style:style>
    <style:style style:name="Tabelle9.F7" style:family="table-cell">
      <style:table-cell-properties fo:padding-left="0.101cm" fo:padding-right="0.101cm" fo:padding-top="0.097cm" fo:padding-bottom="0.097cm" fo:border="none" style:writing-mode="lr-tb"/>
    </style:style>
    <style:style style:name="Tabelle9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8" style:family="table-cell">
      <style:table-cell-properties fo:padding-left="0.101cm" fo:padding-right="0.101cm" fo:padding-top="0.097cm" fo:padding-bottom="0.097cm" fo:border="none" style:writing-mode="lr-tb"/>
    </style:style>
    <style:style style:name="Tabelle9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9" style:family="table-cell">
      <style:table-cell-properties fo:padding="0cm" fo:border="none" style:writing-mode="lr-tb"/>
    </style:style>
    <style:style style:name="Tabelle9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0" style:family="table-cell">
      <style:table-cell-properties fo:padding-left="0.101cm" fo:padding-right="0.101cm" fo:padding-top="0.097cm" fo:padding-bottom="0.097cm" fo:border="none" style:writing-mode="lr-tb"/>
    </style:style>
    <style:style style:name="Tabelle9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1" style:family="table-cell">
      <style:table-cell-properties fo:padding-left="0.101cm" fo:padding-right="0.101cm" fo:padding-top="0.097cm" fo:padding-bottom="0.097cm" fo:border="none" style:writing-mode="lr-tb"/>
    </style:style>
    <style:style style:name="Tabelle9.F11" style:family="table-cell">
      <style:table-cell-properties fo:padding-left="0.101cm" fo:padding-right="0.101cm" fo:padding-top="0.097cm" fo:padding-bottom="0.097cm" fo:border="none" style:writing-mode="lr-tb"/>
    </style:style>
    <style:style style:name="Tabelle9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2" style:family="table-cell">
      <style:table-cell-properties fo:padding-left="0.101cm" fo:padding-right="0.101cm" fo:padding-top="0.097cm" fo:padding-bottom="0.097cm" fo:border="none" style:writing-mode="lr-tb"/>
    </style:style>
    <style:style style:name="Tabelle9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3" style:family="table-cell">
      <style:table-cell-properties fo:padding="0cm" fo:border="none" style:writing-mode="lr-tb"/>
    </style:style>
    <style:style style:name="Tabelle9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4" style:family="table-cell">
      <style:table-cell-properties fo:padding-left="0.101cm" fo:padding-right="0.101cm" fo:padding-top="0.097cm" fo:padding-bottom="0.097cm" fo:border="none" style:writing-mode="lr-tb"/>
    </style:style>
    <style:style style:name="Tabelle9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5" style:family="table-cell">
      <style:table-cell-properties fo:padding-left="0.101cm" fo:padding-right="0.101cm" fo:padding-top="0.097cm" fo:padding-bottom="0.097cm" fo:border="none" style:writing-mode="lr-tb"/>
    </style:style>
    <style:style style:name="Tabelle9.F15" style:family="table-cell">
      <style:table-cell-properties fo:padding-left="0.101cm" fo:padding-right="0.101cm" fo:padding-top="0.097cm" fo:padding-bottom="0.097cm" fo:border="none" style:writing-mode="lr-tb"/>
    </style:style>
    <style:style style:name="Tabelle9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6" style:family="table-cell">
      <style:table-cell-properties fo:padding-left="0.101cm" fo:padding-right="0.101cm" fo:padding-top="0.097cm" fo:padding-bottom="0.097cm" fo:border="none" style:writing-mode="lr-tb"/>
    </style:style>
    <style:style style:name="Tabelle9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7" style:family="table-cell">
      <style:table-cell-properties fo:padding="0cm" fo:border="none" style:writing-mode="lr-tb"/>
    </style:style>
    <style:style style:name="Tabelle9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8" style:family="table-cell">
      <style:table-cell-properties fo:padding-left="0.101cm" fo:padding-right="0.101cm" fo:padding-top="0.097cm" fo:padding-bottom="0.097cm" fo:border="none" style:writing-mode="lr-tb"/>
    </style:style>
    <style:style style:name="Tabelle9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9" style:family="table-cell">
      <style:table-cell-properties fo:padding-left="0.101cm" fo:padding-right="0.101cm" fo:padding-top="0.097cm" fo:padding-bottom="0.097cm" fo:border="none" style:writing-mode="lr-tb"/>
    </style:style>
    <style:style style:name="Tabelle9.F19" style:family="table-cell">
      <style:table-cell-properties fo:padding-left="0.101cm" fo:padding-right="0.101cm" fo:padding-top="0.097cm" fo:padding-bottom="0.097cm" fo:border="none" style:writing-mode="lr-tb"/>
    </style:style>
    <style:style style:name="Tabelle9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0" style:family="table-cell">
      <style:table-cell-properties fo:padding-left="0.101cm" fo:padding-right="0.101cm" fo:padding-top="0.097cm" fo:padding-bottom="0.097cm" fo:border="none" style:writing-mode="lr-tb"/>
    </style:style>
    <style:style style:name="Tabelle9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1" style:family="table-cell">
      <style:table-cell-properties fo:padding="0cm" fo:border="none" style:writing-mode="lr-tb"/>
    </style:style>
    <style:style style:name="Tabelle9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2" style:family="table-cell">
      <style:table-cell-properties fo:padding-left="0.101cm" fo:padding-right="0.101cm" fo:padding-top="0.097cm" fo:padding-bottom="0.097cm" fo:border="none" style:writing-mode="lr-tb"/>
    </style:style>
    <style:style style:name="Tabelle9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3" style:family="table-cell">
      <style:table-cell-properties fo:padding-left="0.101cm" fo:padding-right="0.101cm" fo:padding-top="0.097cm" fo:padding-bottom="0.097cm" fo:border="none" style:writing-mode="lr-tb"/>
    </style:style>
    <style:style style:name="Tabelle9.F23" style:family="table-cell">
      <style:table-cell-properties fo:padding-left="0.101cm" fo:padding-right="0.101cm" fo:padding-top="0.097cm" fo:padding-bottom="0.097cm" fo:border="none" style:writing-mode="lr-tb"/>
    </style:style>
    <style:style style:name="Tabelle9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4" style:family="table-cell">
      <style:table-cell-properties fo:padding-left="0.101cm" fo:padding-right="0.101cm" fo:padding-top="0.097cm" fo:padding-bottom="0.097cm" fo:border="none" style:writing-mode="lr-tb"/>
    </style:style>
    <style:style style:name="Tabelle9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5" style:family="table-cell">
      <style:table-cell-properties fo:padding="0cm" fo:border="none" style:writing-mode="lr-tb"/>
    </style:style>
    <style:style style:name="Tabelle9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6" style:family="table-cell">
      <style:table-cell-properties fo:padding-left="0.101cm" fo:padding-right="0.101cm" fo:padding-top="0.097cm" fo:padding-bottom="0.097cm" fo:border="none" style:writing-mode="lr-tb"/>
    </style:style>
    <style:style style:name="Tabelle9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7" style:family="table-cell">
      <style:table-cell-properties fo:padding-left="0.101cm" fo:padding-right="0.101cm" fo:padding-top="0.097cm" fo:padding-bottom="0.097cm" fo:border="none" style:writing-mode="lr-tb"/>
    </style:style>
    <style:style style:name="Tabelle9.F27" style:family="table-cell">
      <style:table-cell-properties fo:padding-left="0.101cm" fo:padding-right="0.101cm" fo:padding-top="0.097cm" fo:padding-bottom="0.097cm" fo:border="none" style:writing-mode="lr-tb"/>
    </style:style>
    <style:style style:name="Tabelle9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8" style:family="table-cell">
      <style:table-cell-properties fo:padding-left="0.101cm" fo:padding-right="0.101cm" fo:padding-top="0.097cm" fo:padding-bottom="0.097cm" fo:border="none" style:writing-mode="lr-tb"/>
    </style:style>
    <style:style style:name="Tabelle9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9" style:family="table-cell">
      <style:table-cell-properties fo:padding="0cm" fo:border="none" style:writing-mode="lr-tb"/>
    </style:style>
    <style:style style:name="Tabelle9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0" style:family="table-cell">
      <style:table-cell-properties fo:padding-left="0.101cm" fo:padding-right="0.101cm" fo:padding-top="0.097cm" fo:padding-bottom="0.097cm" fo:border="none" style:writing-mode="lr-tb"/>
    </style:style>
    <style:style style:name="Tabelle9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1" style:family="table-cell">
      <style:table-cell-properties fo:padding-left="0.101cm" fo:padding-right="0.101cm" fo:padding-top="0.097cm" fo:padding-bottom="0.097cm" fo:border="none" style:writing-mode="lr-tb"/>
    </style:style>
    <style:style style:name="Tabelle9.F31" style:family="table-cell">
      <style:table-cell-properties fo:padding-left="0.101cm" fo:padding-right="0.101cm" fo:padding-top="0.097cm" fo:padding-bottom="0.097cm" fo:border="none" style:writing-mode="lr-tb"/>
    </style:style>
    <style:style style:name="Tabelle9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2" style:family="table-cell">
      <style:table-cell-properties fo:padding-left="0.101cm" fo:padding-right="0.101cm" fo:padding-top="0.097cm" fo:padding-bottom="0.097cm" fo:border="none" style:writing-mode="lr-tb"/>
    </style:style>
    <style:style style:name="Tabelle9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3" style:family="table-cell">
      <style:table-cell-properties fo:padding="0cm" fo:border="none" style:writing-mode="lr-tb"/>
    </style:style>
    <style:style style:name="Tabelle9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4" style:family="table-cell">
      <style:table-cell-properties fo:padding-left="0.101cm" fo:padding-right="0.101cm" fo:padding-top="0.097cm" fo:padding-bottom="0.097cm" fo:border="none" style:writing-mode="lr-tb"/>
    </style:style>
    <style:style style:name="Tabelle9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5" style:family="table-cell">
      <style:table-cell-properties fo:padding-left="0.101cm" fo:padding-right="0.101cm" fo:padding-top="0.097cm" fo:padding-bottom="0.097cm" fo:border="none" style:writing-mode="lr-tb"/>
    </style:style>
    <style:style style:name="Tabelle9.F35" style:family="table-cell">
      <style:table-cell-properties fo:padding-left="0.101cm" fo:padding-right="0.101cm" fo:padding-top="0.097cm" fo:padding-bottom="0.097cm" fo:border="none" style:writing-mode="lr-tb"/>
    </style:style>
    <style:style style:name="Tabelle9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6" style:family="table-cell">
      <style:table-cell-properties fo:padding-left="0.101cm" fo:padding-right="0.101cm" fo:padding-top="0.097cm" fo:padding-bottom="0.097cm" fo:border="none" style:writing-mode="lr-tb"/>
    </style:style>
    <style:style style:name="Tabelle9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7" style:family="table-cell">
      <style:table-cell-properties fo:padding="0cm" fo:border="none" style:writing-mode="lr-tb"/>
    </style:style>
    <style:style style:name="Tabelle9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8" style:family="table-cell">
      <style:table-cell-properties fo:padding-left="0.101cm" fo:padding-right="0.101cm" fo:padding-top="0.097cm" fo:padding-bottom="0.097cm" fo:border="none" style:writing-mode="lr-tb"/>
    </style:style>
    <style:style style:name="Tabelle9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9" style:family="table-cell">
      <style:table-cell-properties fo:padding-left="0.101cm" fo:padding-right="0.101cm" fo:padding-top="0.097cm" fo:padding-bottom="0.097cm" fo:border="none" style:writing-mode="lr-tb"/>
    </style:style>
    <style:style style:name="Tabelle9.F39" style:family="table-cell">
      <style:table-cell-properties fo:padding-left="0.101cm" fo:padding-right="0.101cm" fo:padding-top="0.097cm" fo:padding-bottom="0.097cm" fo:border="none" style:writing-mode="lr-tb"/>
    </style:style>
    <style:style style:name="Tabelle9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0" style:family="table-cell">
      <style:table-cell-properties fo:padding-left="0.101cm" fo:padding-right="0.101cm" fo:padding-top="0.097cm" fo:padding-bottom="0.097cm" fo:border="none" style:writing-mode="lr-tb"/>
    </style:style>
    <style:style style:name="Tabelle9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1" style:family="table-cell">
      <style:table-cell-properties fo:padding="0cm" fo:border="none" style:writing-mode="lr-tb"/>
    </style:style>
    <style:style style:name="Tabelle9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2" style:family="table-cell">
      <style:table-cell-properties fo:padding-left="0.101cm" fo:padding-right="0.101cm" fo:padding-top="0.097cm" fo:padding-bottom="0.097cm" fo:border="none" style:writing-mode="lr-tb"/>
    </style:style>
    <style:style style:name="Tabelle9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3" style:family="table-cell">
      <style:table-cell-properties fo:padding-left="0.101cm" fo:padding-right="0.101cm" fo:padding-top="0.097cm" fo:padding-bottom="0.097cm" fo:border="none" style:writing-mode="lr-tb"/>
    </style:style>
    <style:style style:name="Tabelle9.F43" style:family="table-cell">
      <style:table-cell-properties fo:padding-left="0.101cm" fo:padding-right="0.101cm" fo:padding-top="0.097cm" fo:padding-bottom="0.097cm" fo:border="none" style:writing-mode="lr-tb"/>
    </style:style>
    <style:style style:name="Tabelle9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4" style:family="table-cell">
      <style:table-cell-properties fo:padding-left="0.101cm" fo:padding-right="0.101cm" fo:padding-top="0.097cm" fo:padding-bottom="0.097cm" fo:border="none" style:writing-mode="lr-tb"/>
    </style:style>
    <style:style style:name="Tabelle9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5" style:family="table-cell">
      <style:table-cell-properties fo:padding="0cm" fo:border="none" style:writing-mode="lr-tb"/>
    </style:style>
    <style:style style:name="Tabelle9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6" style:family="table-cell">
      <style:table-cell-properties fo:padding-left="0.101cm" fo:padding-right="0.101cm" fo:padding-top="0.097cm" fo:padding-bottom="0.097cm" fo:border="none" style:writing-mode="lr-tb"/>
    </style:style>
    <style:style style:name="Tabelle9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7" style:family="table-cell">
      <style:table-cell-properties fo:padding-left="0.101cm" fo:padding-right="0.101cm" fo:padding-top="0.097cm" fo:padding-bottom="0.097cm" fo:border="none" style:writing-mode="lr-tb"/>
    </style:style>
    <style:style style:name="Tabelle9.F47" style:family="table-cell">
      <style:table-cell-properties fo:padding-left="0.101cm" fo:padding-right="0.101cm" fo:padding-top="0.097cm" fo:padding-bottom="0.097cm" fo:border="none" style:writing-mode="lr-tb"/>
    </style:style>
    <style:style style:name="Tabelle9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8" style:family="table-cell">
      <style:table-cell-properties fo:padding-left="0.101cm" fo:padding-right="0.101cm" fo:padding-top="0.097cm" fo:padding-bottom="0.097cm" fo:border="none" style:writing-mode="lr-tb"/>
    </style:style>
    <style:style style:name="Tabelle9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9" style:family="table-cell">
      <style:table-cell-properties fo:padding="0cm" fo:border="none" style:writing-mode="lr-tb"/>
    </style:style>
    <style:style style:name="Tabelle9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0" style:family="table-cell">
      <style:table-cell-properties fo:padding-left="0.101cm" fo:padding-right="0.101cm" fo:padding-top="0.097cm" fo:padding-bottom="0.097cm" fo:border="none" style:writing-mode="lr-tb"/>
    </style:style>
    <style:style style:name="Tabelle9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1" style:family="table-cell">
      <style:table-cell-properties fo:padding-left="0.101cm" fo:padding-right="0.101cm" fo:padding-top="0.097cm" fo:padding-bottom="0.097cm" fo:border="none" style:writing-mode="lr-tb"/>
    </style:style>
    <style:style style:name="Tabelle9.F51" style:family="table-cell">
      <style:table-cell-properties fo:padding-left="0.101cm" fo:padding-right="0.101cm" fo:padding-top="0.097cm" fo:padding-bottom="0.097cm" fo:border="none" style:writing-mode="lr-tb"/>
    </style:style>
    <style:style style:name="Tabelle9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2" style:family="table-cell">
      <style:table-cell-properties fo:padding-left="0.101cm" fo:padding-right="0.101cm" fo:padding-top="0.097cm" fo:padding-bottom="0.097cm" fo:border="none" style:writing-mode="lr-tb"/>
    </style:style>
    <style:style style:name="Tabelle9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CorrigendumGeenVerklaring" style:family="table">
      <style:table-properties style:width="16.745cm" fo:margin-left="1.457cm" table:align="left"/>
    </style:style>
    <style:style style:name="CorrigendumGeenVerklaring.A" style:family="table-column">
      <style:table-column-properties style:column-width="16.745cm"/>
    </style:style>
    <style:style style:name="CorrigendumGeenVerklar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6.745cm" fo:margin-left="1.457cm" table:align="left"/>
    </style:style>
    <style:style style:name="Tabelle1.A" style:family="table-column">
      <style:table-column-properties style:column-width="16.745cm"/>
    </style:style>
    <style:style style:name="Tabelle1.A1" style:family="table-cell">
      <style:table-cell-properties fo:padding-left="0cm" fo:padding-right="0cm" fo:padding-top="0.101cm" fo:padding-bottom="0.101cm" fo:border="none"/>
    </style:style>
    <style:style style:name="Tabelle2" style:family="table">
      <style:table-properties style:width="16.745cm" fo:margin-left="1.457cm" table:align="left"/>
    </style:style>
    <style:style style:name="Tabelle2.A" style:family="table-column">
      <style:table-column-properties style:column-width="16.745cm"/>
    </style:style>
    <style:style style:name="Tabelle2.A1" style:family="table-cell">
      <style:table-cell-properties fo:padding-left="0cm" fo:padding-right="0cm" fo:padding-top="0.101cm" fo:padding-bottom="0.101cm" fo:border="none"/>
    </style:style>
    <style:style style:name="CorrigendumFouten" style:family="table">
      <style:table-properties style:width="16.745cm" fo:margin-left="1.457cm" table:align="left"/>
    </style:style>
    <style:style style:name="CorrigendumFouten.A" style:family="table-column">
      <style:table-column-properties style:column-width="16.745cm"/>
    </style:style>
    <style:style style:name="CorrigendumFouten.A1" style:family="table-cell">
      <style:table-cell-properties fo:padding-left="0cm" fo:padding-right="0cm" fo:padding-top="0.101cm" fo:padding-bottom="0.101cm" fo:border="none"/>
    </style:style>
    <style:style style:name="Tabelle3" style:family="table">
      <style:table-properties style:width="16.745cm" fo:margin-left="1.457cm" table:align="left"/>
    </style:style>
    <style:style style:name="Tabelle3.A" style:family="table-column">
      <style:table-column-properties style:column-width="16.745cm"/>
    </style:style>
    <style:style style:name="Tabelle3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fo:break-before="auto" fo:break-after="auto" table:align="center" fo:background-color="transparent" style:may-break-between-rows="false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Table1" style:family="table">
      <style:table-properties style:width="18.202cm" style:rel-width="100%" table:align="left" style:writing-mode="lr-tb"/>
    </style:style>
    <style:style style:name="Table1.A" style:family="table-column">
      <style:table-column-properties style:column-width="15cm" style:rel-column-width="8504*"/>
    </style:style>
    <style:style style:name="Table1.B" style:family="table-column">
      <style:table-column-properties style:column-width="0.25cm" style:rel-column-width="142*"/>
    </style:style>
    <style:style style:name="Table1.C" style:family="table-column">
      <style:table-column-properties style:column-width="1.55cm" style:rel-column-width="879*"/>
    </style:style>
    <style:style style:name="Table1.D" style:family="table-column">
      <style:table-column-properties style:column-width="1.401cm" style:rel-column-width="794*"/>
    </style:style>
    <style:style style:name="Table1.1" style:family="table-row">
      <style:table-row-properties style:min-row-height="0.661cm" style:use-optimal-row-height="false"/>
    </style:style>
    <style:style style:name="Table1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Table1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le1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1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fo:break-before="auto" fo:break-after="auto" table:align="left" style:may-break-between-rows="false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fo:keep-together="always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fo:keep-together="always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fo:keep-together="always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fo:keep-together="always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elle7" style:family="table">
      <style:table-properties style:width="18.202cm" table:align="margins"/>
    </style:style>
    <style:style style:name="Tabelle7.A" style:family="table-column">
      <style:table-column-properties style:column-width="18.202cm" style:rel-column-width="65535*"/>
    </style:style>
    <style:style style:name="Tabelle7.1" style:family="table-row">
      <style:table-row-properties style:row-height="0.45cm"/>
    </style:style>
    <style:style style:name="Tabelle7.A1" style:family="table-cell">
      <style:table-cell-properties fo:padding="0.097cm" fo:border-left="none" fo:border-right="none" fo:border-top="0.05pt solid #000000" fo:border-bottom="0.05pt solid #000000"/>
    </style:style>
    <style:style style:name="Tabelle7.A2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8.202cm" table:align="margins"/>
    </style:style>
    <style:style style:name="Tabelle4.A" style:family="table-column">
      <style:table-column-properties style:column-width="18.202cm" style:rel-column-width="65535*"/>
    </style:style>
    <style:style style:name="Tabelle4.1" style:family="table-row">
      <style:table-row-properties style:row-height="0.45cm"/>
    </style:style>
    <style:style style:name="Tabelle4.A1" style:family="table-cell">
      <style:table-cell-properties fo:padding="0.097cm" fo:border-left="none" fo:border-right="none" fo:border-top="0.05pt solid #000000" fo:border-bottom="0.05pt solid #000000"/>
    </style:style>
    <style:style style:name="Tabelle4.A2" style:family="table-cell">
      <style:table-cell-properties fo:padding="0.097cm" fo:border-left="none" fo:border-right="none" fo:border-top="none" fo:border-bottom="0.05pt solid #000000"/>
    </style:style>
    <style:style style:name="Tabelle5" style:family="table">
      <style:table-properties style:width="18.202cm" table:align="margins"/>
    </style:style>
    <style:style style:name="Tabelle5.A" style:family="table-column">
      <style:table-column-properties style:column-width="18.202cm" style:rel-column-width="65535*"/>
    </style:style>
    <style:style style:name="Tabelle5.1" style:family="table-row">
      <style:table-row-properties style:row-height="0.45cm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Tabelle5.A2" style:family="table-cell">
      <style:table-cell-properties fo:padding="0.097cm" fo:border-left="none" fo:border-right="none" fo:border-top="none" fo:border-bottom="0.05pt solid #000000"/>
    </style:style>
    <style:style style:name="Lijst" style:family="table">
      <style:table-properties style:width="18.202cm" style:rel-width="100%" fo:margin-left="0cm" fo:break-before="page" table:align="left"/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06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482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F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05pt dashed #dddddd" fo:border-right="none" fo:border-top="0.5pt solid #000000" fo:border-bottom="0.5pt solid #000000" style:writing-mode="lr-tb"/>
    </style:style>
    <style:style style:name="DatumTijdOndertekening.I2" style:family="table-cell">
      <style:table-cell-properties style:vertical-align="middle" fo:padding-left="0.101cm" fo:padding-right="0.101cm" fo:padding-top="0cm" fo:padding-bottom="0cm" fo:border-left="0.05pt dashed #dddddd" fo:border-right="0.5pt solid #000000" fo:border-top="0.5pt solid #000000" fo:border-bottom="0.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Header">
      <style:text-properties xmlns:officeooo="http://openoffice.org/2009/office" officeooo:paragraph-rsid="006df6b3"/>
    </style:style>
    <style:style style:name="P2" style:family="paragraph" style:parent-style-name="Footer">
      <style:text-properties xmlns:officeooo="http://openoffice.org/2009/office" officeooo:paragraph-rsid="00c3ba01"/>
    </style:style>
    <style:style style:name="P3" style:family="paragraph" style:parent-style-name="Indented">
      <style:paragraph-properties fo:line-height="150%"/>
    </style:style>
    <style:style style:name="P4" style:family="paragraph" style:parent-style-name="Indented">
      <style:paragraph-properties fo:line-height="150%"/>
      <style:text-properties xmlns:officeooo="http://openoffice.org/2009/office" officeooo:paragraph-rsid="008f94e3"/>
    </style:style>
    <style:style style:name="P5" style:family="paragraph" style:parent-style-name="Indented">
      <style:paragraph-properties fo:line-height="150%"/>
      <style:text-properties xmlns:officeooo="http://openoffice.org/2009/office" officeooo:paragraph-rsid="00bac1f0"/>
    </style:style>
    <style:style style:name="P6" style:family="paragraph" style:parent-style-name="Indented">
      <style:text-properties xmlns:officeooo="http://openoffice.org/2009/office" officeooo:paragraph-rsid="007e8797"/>
    </style:style>
    <style:style style:name="P7" style:family="paragraph" style:parent-style-name="Standard">
      <style:text-properties xmlns:officeooo="http://openoffice.org/2009/office" officeooo:paragraph-rsid="007e8797"/>
    </style:style>
    <style:style style:name="P8" style:family="paragraph" style:parent-style-name="Indented">
      <style:text-properties xmlns:officeooo="http://openoffice.org/2009/office" officeooo:paragraph-rsid="00702d88"/>
    </style:style>
    <style:style style:name="P9" style:family="paragraph" style:parent-style-name="Indented">
      <style:text-properties xmlns:officeooo="http://openoffice.org/2009/office" officeooo:paragraph-rsid="0071dd27"/>
    </style:style>
    <style:style style:name="P10" style:family="paragraph" style:parent-style-name="Indented">
      <style:text-properties xmlns:officeooo="http://openoffice.org/2009/office" officeooo:paragraph-rsid="007654d4"/>
    </style:style>
    <style:style style:name="P11" style:family="paragraph" style:parent-style-name="Standard">
      <style:text-properties xmlns:officeooo="http://openoffice.org/2009/office" officeooo:paragraph-rsid="007654d4"/>
    </style:style>
    <style:style style:name="P12" style:family="paragraph" style:parent-style-name="Indented">
      <style:text-properties xmlns:officeooo="http://openoffice.org/2009/office" officeooo:paragraph-rsid="007e8e1f"/>
    </style:style>
    <style:style style:name="P13" style:family="paragraph" style:parent-style-name="Standard">
      <style:text-properties xmlns:officeooo="http://openoffice.org/2009/office" officeooo:paragraph-rsid="007e8e1f"/>
    </style:style>
    <style:style style:name="P14" style:family="paragraph" style:parent-style-name="Indented">
      <style:text-properties xmlns:officeooo="http://openoffice.org/2009/office" officeooo:paragraph-rsid="008b937e"/>
    </style:style>
    <style:style style:name="P15" style:family="paragraph" style:parent-style-name="Standard">
      <style:text-properties xmlns:officeooo="http://openoffice.org/2009/office" officeooo:paragraph-rsid="008b937e"/>
    </style:style>
    <style:style style:name="P1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8b937e"/>
    </style:style>
    <style:style style:name="P17" style:family="paragraph" style:parent-style-name="Indented">
      <style:text-properties xmlns:officeooo="http://openoffice.org/2009/office" officeooo:paragraph-rsid="008f94e3"/>
    </style:style>
    <style:style style:name="P18" style:family="paragraph" style:parent-style-name="Standard">
      <style:text-properties xmlns:officeooo="http://openoffice.org/2009/office" officeooo:paragraph-rsid="008f94e3"/>
    </style:style>
    <style:style style:name="P19" style:family="paragraph" style:parent-style-name="Standard">
      <style:paragraph-properties fo:break-before="page"/>
      <style:text-properties xmlns:officeooo="http://openoffice.org/2009/office" officeooo:paragraph-rsid="008f94e3"/>
    </style:style>
    <style:style style:name="P20" style:family="paragraph" style:parent-style-name="Indented">
      <style:text-properties xmlns:officeooo="http://openoffice.org/2009/office" officeooo:paragraph-rsid="0092a97c"/>
    </style:style>
    <style:style style:name="P21" style:family="paragraph" style:parent-style-name="Indented">
      <style:text-properties xmlns:officeooo="http://openoffice.org/2009/office" officeooo:paragraph-rsid="009698f4"/>
    </style:style>
    <style:style style:name="P22" style:family="paragraph" style:parent-style-name="Standard">
      <style:text-properties xmlns:officeooo="http://openoffice.org/2009/office" officeooo:paragraph-rsid="009698f4"/>
    </style:style>
    <style:style style:name="P23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698f4"/>
    </style:style>
    <style:style style:name="P24" style:family="paragraph" style:parent-style-name="Indented">
      <style:text-properties xmlns:officeooo="http://openoffice.org/2009/office" officeooo:paragraph-rsid="00989105"/>
    </style:style>
    <style:style style:name="P25" style:family="paragraph" style:parent-style-name="Standard">
      <style:text-properties xmlns:officeooo="http://openoffice.org/2009/office" officeooo:paragraph-rsid="00989105"/>
    </style:style>
    <style:style style:name="P2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989105"/>
    </style:style>
    <style:style style:name="P27" style:family="paragraph" style:parent-style-name="Indented">
      <style:text-properties xmlns:officeooo="http://openoffice.org/2009/office" officeooo:paragraph-rsid="009eea91"/>
    </style:style>
    <style:style style:name="P28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ea91"/>
    </style:style>
    <style:style style:name="P29" style:family="paragraph" style:parent-style-name="Indented">
      <style:text-properties xmlns:officeooo="http://openoffice.org/2009/office" officeooo:paragraph-rsid="00a50b69"/>
    </style:style>
    <style:style style:name="P3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a50b69"/>
    </style:style>
    <style:style style:name="P31" style:family="paragraph" style:parent-style-name="Indented">
      <style:text-properties xmlns:officeooo="http://openoffice.org/2009/office" officeooo:paragraph-rsid="00aa122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xmlns:officeooo="http://openoffice.org/2009/office" officeooo:paragraph-rsid="008f94e3"/>
    </style:style>
    <style:style style:name="P34" style:family="paragraph" style:parent-style-name="Standard">
      <style:paragraph-properties fo:text-align="center" style:justify-single-word="false"/>
      <style:text-properties xmlns:officeooo="http://openoffice.org/2009/office" officeooo:paragraph-rsid="00bac1f0"/>
    </style:style>
    <style:style style:name="P35" style:family="paragraph" style:parent-style-name="Standard">
      <style:paragraph-properties fo:text-align="center" style:justify-single-word="false"/>
      <style:text-properties fo:font-weight="bold"/>
    </style:style>
    <style:style style:name="P36" style:family="paragraph" style:parent-style-name="Standard">
      <style:text-properties fo:font-size="6pt"/>
    </style:style>
    <style:style style:name="P37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38" style:family="paragraph" style:parent-style-name="Standard">
      <style:text-properties xmlns:officeooo="http://openoffice.org/2009/office" fo:font-size="8pt" fo:font-style="italic" officeooo:paragraph-rsid="007654d4"/>
    </style:style>
    <style:style style:name="P39" style:family="paragraph" style:parent-style-name="Table_20_Contents">
      <style:text-properties xmlns:officeooo="http://openoffice.org/2009/office" fo:font-size="8pt" officeooo:paragraph-rsid="00aed089" style:font-size-asian="8pt" style:font-size-complex="8pt"/>
    </style:style>
    <style:style style:name="P40" style:family="paragraph" style:parent-style-name="Table_20_Contents">
      <style:text-properties xmlns:officeooo="http://openoffice.org/2009/office" fo:font-size="8pt" officeooo:paragraph-rsid="00b0633d" style:font-size-asian="8pt" style:font-size-complex="8pt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43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44" style:family="paragraph" style:parent-style-name="Standard">
      <style:paragraph-properties fo:text-align="end" style:justify-single-word="false"/>
      <style:text-properties xmlns:officeooo="http://openoffice.org/2009/office" officeooo:paragraph-rsid="007efc74"/>
    </style:style>
    <style:style style:name="P45" style:family="paragraph" style:parent-style-name="Standard">
      <style:paragraph-properties fo:text-align="end" style:justify-single-word="false"/>
      <style:text-properties xmlns:officeooo="http://openoffice.org/2009/office" officeooo:paragraph-rsid="008b937e"/>
    </style:style>
    <style:style style:name="P46" style:family="paragraph" style:parent-style-name="Standard">
      <style:text-properties fo:font-style="normal"/>
    </style:style>
    <style:style style:name="P47" style:family="paragraph" style:parent-style-name="Standard">
      <style:text-properties xmlns:officeooo="http://openoffice.org/2009/office" officeooo:paragraph-rsid="0068f2c0"/>
    </style:style>
    <style:style style:name="P48" style:family="paragraph" style:parent-style-name="Standard">
      <style:text-properties xmlns:officeooo="http://openoffice.org/2009/office" officeooo:paragraph-rsid="006c2674"/>
    </style:style>
    <style:style style:name="P49" style:family="paragraph" style:parent-style-name="Standard">
      <style:text-properties xmlns:officeooo="http://openoffice.org/2009/office" officeooo:paragraph-rsid="007c4c4e"/>
    </style:style>
    <style:style style:name="P50" style:family="paragraph" style:parent-style-name="Standard">
      <style:text-properties xmlns:officeooo="http://openoffice.org/2009/office" officeooo:paragraph-rsid="007a673d"/>
    </style:style>
    <style:style style:name="P51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52" style:family="paragraph" style:parent-style-name="Standard">
      <style:text-properties xmlns:officeooo="http://openoffice.org/2009/office" officeooo:paragraph-rsid="007efc74"/>
    </style:style>
    <style:style style:name="P53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54" style:family="paragraph" style:parent-style-name="Standard">
      <style:text-properties xmlns:officeooo="http://openoffice.org/2009/office" style:font-name="Arial" fo:font-size="9pt" officeooo:paragraph-rsid="008188e8"/>
    </style:style>
    <style:style style:name="P55" style:family="paragraph" style:parent-style-name="Standard">
      <style:text-properties xmlns:officeooo="http://openoffice.org/2009/office" officeooo:paragraph-rsid="00807206"/>
    </style:style>
    <style:style style:name="P56" style:family="paragraph" style:parent-style-name="Standard">
      <style:text-properties xmlns:officeooo="http://openoffice.org/2009/office" officeooo:paragraph-rsid="008188e8"/>
    </style:style>
    <style:style style:name="P57" style:family="paragraph" style:parent-style-name="Table_20_Heading">
      <style:text-properties xmlns:officeooo="http://openoffice.org/2009/office" officeooo:paragraph-rsid="008188e8"/>
    </style:style>
    <style:style style:name="P58" style:family="paragraph" style:parent-style-name="Standard">
      <style:text-properties xmlns:officeooo="http://openoffice.org/2009/office" officeooo:paragraph-rsid="00884c7c"/>
    </style:style>
    <style:style style:name="P59" style:family="paragraph" style:parent-style-name="Standard">
      <style:text-properties xmlns:officeooo="http://openoffice.org/2009/office" officeooo:rsid="0088ae94" officeooo:paragraph-rsid="008b937e"/>
    </style:style>
    <style:style style:name="P60" style:family="paragraph" style:parent-style-name="Standard">
      <style:text-properties xmlns:officeooo="http://openoffice.org/2009/office" officeooo:paragraph-rsid="00aed089"/>
    </style:style>
    <style:style style:name="P61" style:family="paragraph" style:parent-style-name="Standard">
      <style:text-properties xmlns:officeooo="http://openoffice.org/2009/office" officeooo:paragraph-rsid="00b0633d"/>
    </style:style>
    <style:style style:name="P62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b0633d"/>
    </style:style>
    <style:style style:name="P63" style:family="paragraph" style:parent-style-name="Standard">
      <style:text-properties xmlns:officeooo="http://openoffice.org/2009/office" officeooo:paragraph-rsid="00bac1f0"/>
    </style:style>
    <style:style style:name="P64" style:family="paragraph" style:parent-style-name="Standard">
      <style:text-properties fo:font-size="7pt" style:font-size-asian="7pt" style:font-size-complex="7pt"/>
    </style:style>
    <style:style style:name="P65" style:family="paragraph" style:parent-style-name="Table_20_Heading">
      <style:text-properties xmlns:officeooo="http://openoffice.org/2009/office" officeooo:rsid="006c2674" officeooo:paragraph-rsid="008188e8"/>
    </style:style>
    <style:style style:name="P66" style:family="paragraph" style:parent-style-name="Table_20_Heading">
      <style:paragraph-properties fo:text-align="center" style:justify-single-word="false"/>
      <style:text-properties xmlns:officeooo="http://openoffice.org/2009/office" officeooo:rsid="006c2674" officeooo:paragraph-rsid="008188e8"/>
    </style:style>
    <style:style style:name="P67" style:family="paragraph" style:parent-style-name="Table_20_Heading">
      <style:text-properties xmlns:officeooo="http://openoffice.org/2009/office" officeooo:rsid="006d0d52"/>
    </style:style>
    <style:style style:name="P68" style:family="paragraph" style:parent-style-name="Table_20_Heading">
      <style:paragraph-properties fo:text-align="start" style:justify-single-word="false"/>
      <style:text-properties xmlns:officeooo="http://openoffice.org/2009/office" officeooo:paragraph-rsid="006d0d52"/>
    </style:style>
    <style:style style:name="P69" style:family="paragraph" style:parent-style-name="Standard">
      <style:paragraph-properties fo:break-after="page"/>
    </style:style>
    <style:style style:name="P7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0942"/>
    </style:style>
    <style:style style:name="P71" style:family="paragraph" style:parent-style-name="Standard" style:master-page-name="">
      <style:paragraph-properties style:page-number="auto" fo:break-after="page"/>
    </style:style>
    <style:style style:name="P72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dd3060"/>
    </style:style>
    <style:style style:name="P74" style:family="paragraph" style:parent-style-name="Corrigendum_20_Box" style:list-style-name="List_20_3">
      <style:text-properties xmlns:officeooo="http://openoffice.org/2009/office" officeooo:paragraph-rsid="00884c7c" style:text-overline-style="none" style:text-overline-color="font-color"/>
    </style:style>
    <style:style style:name="P75" style:family="paragraph" style:parent-style-name="Heading_20_1">
      <style:text-properties xmlns:officeooo="http://openoffice.org/2009/office" officeooo:paragraph-rsid="0084a3bb"/>
    </style:style>
    <style:style style:name="P76" style:family="paragraph" style:parent-style-name="Heading_20_3">
      <style:text-properties xmlns:officeooo="http://openoffice.org/2009/office" officeooo:paragraph-rsid="007c4c4e"/>
    </style:style>
    <style:style style:name="P77" style:family="paragraph" style:parent-style-name="Heading_20_3">
      <style:text-properties xmlns:officeooo="http://openoffice.org/2009/office" officeooo:paragraph-rsid="009698f4"/>
    </style:style>
    <style:style style:name="P78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79" style:family="paragraph" style:parent-style-name="Inverted_20_Heading_20_2" style:list-style-name="Numbering_20_123">
      <style:text-properties xmlns:officeooo="http://openoffice.org/2009/office" officeooo:paragraph-rsid="00aed089"/>
    </style:style>
    <style:style style:name="P80" style:family="paragraph" style:parent-style-name="Inverted_20_Heading_20_2" style:list-style-name="Numbering_20_123">
      <style:text-properties xmlns:officeooo="http://openoffice.org/2009/office" officeooo:rsid="0068f2c0" officeooo:paragraph-rsid="0068f2c0"/>
    </style:style>
    <style:style style:name="P81" style:family="paragraph" style:parent-style-name="Inverted_20_Heading_20_2_20_New_20_Page" style:list-style-name="Numbering_20_123"/>
    <style:style style:name="P82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83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4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85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6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style:font-name="Arial" fo:font-size="11pt" fo:font-weight="bold" officeooo:rsid="006d0d5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Inverted_20_Heading_20_2_20_New_20_Page" style:master-page-name="">
      <style:paragraph-properties style:page-number="auto" fo:break-before="auto" fo:break-after="auto"/>
      <style:text-properties xmlns:officeooo="http://openoffice.org/2009/office" style:font-name="Arial" fo:font-size="11pt" fo:font-weight="bold" officeooo:rsid="006d0d52" officeooo:paragraph-rsid="007e8797"/>
    </style:style>
    <style:style style:name="P89" style:family="paragraph" style:parent-style-name="Standard" style:list-style-name="List_20_3">
      <style:text-properties xmlns:officeooo="http://openoffice.org/2009/office" officeooo:paragraph-rsid="007e8797"/>
    </style:style>
    <style:style style:name="P90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6df6b3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d0d52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xmlns:officeooo="http://openoffice.org/2009/office" fo:font-weight="normal" officeooo:rsid="00780269" style:font-weight-asian="normal" style:font-weight-complex="normal"/>
    </style:style>
    <style:style style:name="T7" style:family="text">
      <style:text-properties fo:font-weight="normal" style:font-weight-asian="normal" style:font-weight-complex="normal" style:text-overline-style="none" style:text-overline-color="font-color"/>
    </style:style>
    <style:style style:name="T8" style:family="text">
      <style:text-properties fo:color="#a6a6a6" loext:opacity="100%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d8828"/>
    </style:style>
    <style:style style:name="T17" style:family="text">
      <style:text-properties xmlns:officeooo="http://openoffice.org/2009/office" officeooo:rsid="007e8e1f"/>
    </style:style>
    <style:style style:name="T18" style:family="text">
      <style:text-properties style:font-weight-asian="bold" style:font-weight-complex="bold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style:font-name="Arial" fo:font-size="9pt" fo:font-style="normal" style:font-style-asian="normal" style:font-style-complex="normal"/>
    </style:style>
    <style:style style:name="T22" style:family="text">
      <style:text-properties xmlns:officeooo="http://openoffice.org/2009/office" officeooo:rsid="008d18c4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xmlns:officeooo="http://openoffice.org/2009/office" officeooo:rsid="007e7f6c"/>
    </style:style>
    <style:style style:name="T25" style:family="text">
      <style:text-properties xmlns:officeooo="http://openoffice.org/2009/office" officeooo:rsid="0092a97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7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_0Mdp1" style:family="drawing-page">
      <style:drawing-page-properties draw:background-size="ful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
                <text:span text:style-name="T12">31</text:span>‑1</text:p>
      <text:h text:style-name="P75" text:outline-level="1">Proces‑verbaal van een <text:span text:style-name="T4">
                <text:span text:description="if (gebietMitListen.customData.isOpenbaarLichaam) {'stembureau voor het openbaar lichaam';} else {'gemeentelijk stembureau';}">gemeentelijk stembureau</text:span>
            </text:span>
        </text:h>
      <text:p text:style-name="Standard">
            <text:span text:style-name="T25">D</text:span>e verkiezing van de leden van <text:span text:description="if (wahlartKennzeichen== 'TK' || wahlartKennzeichen=='PS' || wahlartKennzeichen=='GR') {'de';} else {'het';}">de</text:span>
            <text:s/>
            <text:span text:style-name="Strong_20_Emphasis">
                <text:span text:description="if (wahlartKennzeichen== 'TK' || wahlartKennzeichen=='PS' || wahlartKennzeichen=='GR') {parameter_zuWaehlendesGremium.substring(3)} else {parameter_zuWaehlendesGremium.substring(4)}">Tweede Kamer der Staten-Generaal</text:span>
            </text:span>
            <text:span text:description="customDataErgebnisDaten.gewaehltesGremiumVon "/>
            <text:s/>
            <text:span text:style-name="Strong_20_Emphasis">
                <text:span text:description="if (wahlartKennzeichen== 'AB' ||wahlartKennzeichen== 'ER' || wahlartKennzeichen=='PS' || wahlartKennzeichen=='GR') {customDataErgebnisDaten.wahlgebiet.name}"/>
            </text:span>
        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
                        <text:span text:style-name="T22">in</text:span>
                    </text:p>
          </table:table-cell>
          <table:table-cell table:style-name="HiddenLayoutTable.A1" office:value-type="string">
            <text:p text:style-name="Standard">
                        <text:span text:style-name="Strong_20_Emphasis">
                            <text:span text:description="format.formatDatumPattern(wahlterminAlsDate, 'MMMM yyyy')">november 2023</text:span>
                        </text:span>
                    </text:p>
          </table:table-cell>
        </table:table-row>
        <table:table-row table:style-name="HiddenLayoutTable.1">
          <table:table-cell table:style-name="HiddenLayoutTable.A1" office:value-type="string">
            <text:p text:style-name="Standard">
                        <text:span text:description="if (gebietMitListen.customData.isOpenbaarLichaam) {'Openbaar lichaam';} else if (wahlartKennzeichen=='BC') {if (gebietMitListen.get('name')=='Weesp') {'Stadsgebied'} else {'Stadsdeel'}} else {'Gemeente';}">Gemeente</text:span>
                        <text:s/>
                    </text:p>
          </table:table-cell>
          <table:table-cell table:style-name="HiddenLayoutTable.A1" office:value-type="string">
            <text:p text:style-name="Standard">
                        <text:span text:style-name="Strong_20_Emphasis">
                            <text:span text:description="gebietMitListen.get('name')">Katwijk</text:span>
                        </text:span>
                    </text:p>
          </table:table-cell>
        </table:table-row>
      </table:table>
      <text:p text:style-name="Horizontal_20_Line"/>
      <text:p text:style-name="Standard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Standard">
                        <text:span text:style-name="Strong_20_Emphasis">
                            <text:span text:style-name="T23">Let op! Alleen in te vullen door het </text:span>
                        </text:span>
                        <text:span text:style-name="Strong_20_Emphasis">
                            <text:span text:style-name="T23">
                                <text:span text:description="if (gebietMitListen.customData.isOpenbaarLichaam) {'stembureau voor het openbaar lichaam';} else {'gemeentelijk stembureau';}">gemeentelijk stembureau</text:span>
                            </text:span>
                        </text:span>
                        <text:span text:style-name="Strong_20_Emphasis">
                            <text:span text:style-name="T23">, indien van toepassing</text:span>
                        </text:span>
                    </text:p>
            <text:p text:style-name="Standard"/>
            <text:list xml:id="list3274498625" text:style-name="List_20_3">
              <text:list-item>
                <text:p text:style-name="P74">In opdracht van het centraal stembureau heeft het <text:span text:description="if (gebietMitListen.customData.isOpenbaarLichaam) {'stembureau voor het openbaar lichaam';} else {'gemeentelijk stembureau';}">gemeentelijk stembureau</text:span>
                                <text:s/>
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
                                <text:s/>
heeft <text:span text:style-name="T25">in een nieuwe zitting</text:span> de juiste aantallen vastgesteld. Zie voor de correcties het corrigendum bij dit proces‑verbaal.<text:line-break/>
Het corrigendum is vastgesteld op:<text:tab/>
                        <text:tab/>
[__][__]-[__][__]-[__][__][__][__] (dd-mm-jjjj)<text:line-break/>
                    </text:p>
                <text:p text:style-name="P74">
                        <text:span text:style-name="Emphasis"/>
                    </text:p>
              </text:list-item>
            </text:list>
          </table:table-cell>
        </table:table-row>
      </table:table>
      <text:list xml:id="list3497844095" text:style-name="Numbering_20_123">
        <text:list-item>
          <text:h text:style-name="P80" text:outline-level="2">Zitting</text:h>
        </text:list-item>
      </text:list>
      <text:p text:style-name="P48">Het betreft de openbare zitting van het <text:span text:style-name="T3">
    <text:span text:description="if (gebietMitListen.customData.isOpenbaarLichaam) {'stembureau voor het openbaar lichaam';} else {'gemeentelijk stembureau';}">gemeentelijk stembureau</text:span>
</text:span>
<text:span text:description="if (gebietMitListen.customData.isOpenbaarLichaam) {'';} else if (wahlartKennzeichen=='BC') {if (gebietMitListen.get('name')=='Weesp') {' in Stadsgebied'} else {' in Stadsdeel'}} else {' in de gemeente';}"> in de gemeente</text:span>
<text:span text:style-name="Strong_20_Emphasis">
    <text:s/>
</text:span>
<text:span text:style-name="Strong_20_Emphasis">
    <text:span text:description="gebietMitListen.get('name')">Katwijk</text:span>
</text:span>.
</text:p>
      <text:p text:style-name="P48"/>
      <text:p text:style-name="P47">Kieskring <text:span text:style-name="Strong_20_Emphasis">
<text:span text:description="parameter_wahlkreisName">Leiden</text:span>
</text:span>.
</text:p>
      <text:p text:style-name="P55">
<text:span text:style-name="Bold_20_Underline"/>
</text:p>
      <text:p text:style-name="P58">Datum en tijdstip aanvang zitting <text:span text:style-name="Strong_20_Emphasis">
<text:span text:description="customDataErgebnisDaten.wahlausschusssitzungBeginnFormattedDatum">28 augustus 2023</text:span>
</text:span>
<text:span text:style-name="Strong_20_Emphasis">
<text:s/>
</text:span>
<text:span text:style-name="Strong_20_Emphasis">
<text:span text:description="customDataErgebnisDaten.wahlausschusssitzungBeginnFormattedZeit">10:00</text:span>
</text:span>
<text:span text:style-name="Strong_20_Emphasis">
<text:s/>
</text:span>
<text:span text:style-name="Strong_20_Emphasis">
<text:span text:style-name="T19">uur</text:span>
</text:span>
<text:span text:style-name="T19">.</text:span>
</text:p>
      <text:p text:style-name="P58"/>
      <text:p text:style-name="P73">Het aantal kiesgerechtigden op basis van de opgave van <text:span text:description="if (parameter_wahlkreisName != 'Bonaire') {'burgemeester en wethouders'} else {'het bestuurscollege'}">burgemeester en wethouders</text:span>
<text:s/>
in <text:span text:description="if (gebietMitListen.customData.isOpenbaarLichaam) {'het openbaar lichaam';} else if (wahlartKennzeichen=='BC') {if (gebietMitListen.get('name')=='Weesp') {'het stadsgebied'} else {'het stadsdeel'}} else {'de gemeente';}">de gemeente</text:span>
<text:s/>
bedraagt <text:span text:style-name="Strong_20_Emphasis">
<text:span text:description="customDataErgebnisDaten.getAnzahlWahlberechtigteGesamtByGebietNurGesamtGemeinde(gebietMitListen)">139500</text:span>
</text:span>.
</text:p>
      <text:list xml:id="list181518158966561" text:continue-numbering="true" text:style-name="Numbering_20_123">
        <text:list-item>
          <text:h text:style-name="P82" text:outline-level="2">
<text:span text:style-name="T13">Aanwezigheid leden </text:span>
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/>
      <text:p text:style-name="Standard">
<text:span text:style-name="Emphasis">Houd per lid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de tijden bij waarop het lid aanwezig was. Indien er meerdere zittingslocaties waren, vermeld dan per lid de locatie.</text:span>
</text:p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column table:style-name="Tabelle9.G"/>
        <table:table-column table:style-name="Tabelle9.F" table:number-columns-repeated="2"/>
        <table:table-column table:style-name="Tabelle9.E"/>
        <table:table-column table:style-name="Tabelle9.G"/>
        <table:table-column table:style-name="Tabelle9.F" table:number-columns-repeated="2"/>
        <table:table-column table:style-name="Tabelle9.N"/>
        <table:table-row table:style-name="Tabelle9.1">
          <table:table-cell table:style-name="Tabelle9.A1" office:value-type="string">
            <text:p text:style-name="P67">Voorletters</text:p>
          </table:table-cell>
          <table:table-cell table:style-name="Tabelle9.A1" office:value-type="string">
            <text:p text:style-name="Table_20_Heading"/>
          </table:table-cell>
          <table:table-cell table:style-name="Tabelle9.A1" table:number-columns-spanned="2" office:value-type="string">
            <text:p text:style-name="P68">Achternaam leden <text:span text:style-name="T3">
<text:span text:description="if (gebietMitListen.customData.isOpenbaarLichaam) {'stembureau voor het openbaar lichaam';} else {'gemeentelijk stembureau';}">gemeentelijk stembureau</text:span>
</text:span>
</text:p>
          </table:table-cell>
          <table:covered-table-cell/>
          <table:table-cell table:style-name="Tabelle9.A1" office:value-type="string">
            <text:p text:style-name="Table_20_Heading"/>
          </table:table-cell>
          <table:table-cell table:style-name="Tabelle9.A1" table:number-columns-spanned="9" office:value-type="string">
            <text:p text:style-name="Table_20_Heading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" table:number-rows-spanned="3" office:value-type="string">
            <text:p text:style-name="Standard"/>
          </table:table-cell>
          <table:table-cell table:style-name="Tabelle9.C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" table:number-rows-spanned="3" office:value-type="string">
            <text:p text:style-name="P64"/>
          </table:table-cell>
          <table:table-cell table:style-name="Tabelle9.E2" table:number-rows-spanned="3" office:value-type="string">
            <text:p text:style-name="Standard"/>
          </table:table-cell>
          <table:table-cell table:style-name="Tabelle9.F2" office:value-type="string">
            <text:p text:style-name="Standard"/>
          </table:table-cell>
          <table:table-cell table:style-name="Tabelle9.G2" office:value-type="string">
            <text:p text:style-name="Standard"/>
          </table:table-cell>
          <table:table-cell table:style-name="Tabelle9.H2" office:value-type="string">
            <text:p text:style-name="Standard"/>
          </table:table-cell>
          <table:table-cell table:style-name="Tabelle9.I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" office:value-type="string">
            <text:p text:style-name="Standard"/>
          </table:table-cell>
          <table:table-cell table:style-name="Tabelle9.L2" office:value-type="string">
            <text:p text:style-name="Standard"/>
          </table:table-cell>
          <table:table-cell table:style-name="Tabelle9.M2" office:value-type="string">
            <text:p text:style-name="Standard"/>
          </table:table-cell>
          <table:table-cell table:style-name="Tabelle9.N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4" office:value-type="string">
            <text:p text:style-name="Standard"/>
          </table:table-cell>
          <table:table-cell table:style-name="Tabelle9.G4" office:value-type="string">
            <text:p text:style-name="Standard"/>
          </table:table-cell>
          <table:table-cell table:style-name="Tabelle9.H4" office:value-type="string">
            <text:p text:style-name="Standard"/>
          </table:table-cell>
          <table:table-cell table:style-name="Tabelle9.I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" office:value-type="string">
            <text:p text:style-name="Standard"/>
          </table:table-cell>
          <table:table-cell table:style-name="Tabelle9.L4" office:value-type="string">
            <text:p text:style-name="Standard"/>
          </table:table-cell>
          <table:table-cell table:style-name="Tabelle9.M4" office:value-type="string">
            <text:p text:style-name="Standard"/>
          </table:table-cell>
          <table:table-cell table:style-name="Tabelle9.N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6" table:number-rows-spanned="3" office:value-type="string">
            <text:p text:style-name="Standard"/>
          </table:table-cell>
          <table:table-cell table:style-name="Tabelle9.C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6" table:number-rows-spanned="3" office:value-type="string">
            <text:p text:style-name="P64"/>
          </table:table-cell>
          <table:table-cell table:style-name="Tabelle9.E6" table:number-rows-spanned="3" office:value-type="string">
            <text:p text:style-name="Standard"/>
          </table:table-cell>
          <table:table-cell table:style-name="Tabelle9.F6" office:value-type="string">
            <text:p text:style-name="Standard"/>
          </table:table-cell>
          <table:table-cell table:style-name="Tabelle9.G6" office:value-type="string">
            <text:p text:style-name="Standard"/>
          </table:table-cell>
          <table:table-cell table:style-name="Tabelle9.H6" office:value-type="string">
            <text:p text:style-name="Standard"/>
          </table:table-cell>
          <table:table-cell table:style-name="Tabelle9.I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6" office:value-type="string">
            <text:p text:style-name="Standard"/>
          </table:table-cell>
          <table:table-cell table:style-name="Tabelle9.L6" office:value-type="string">
            <text:p text:style-name="Standard"/>
          </table:table-cell>
          <table:table-cell table:style-name="Tabelle9.M6" office:value-type="string">
            <text:p text:style-name="Standard"/>
          </table:table-cell>
          <table:table-cell table:style-name="Tabelle9.N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8" office:value-type="string">
            <text:p text:style-name="Standard"/>
          </table:table-cell>
          <table:table-cell table:style-name="Tabelle9.G8" office:value-type="string">
            <text:p text:style-name="Standard"/>
          </table:table-cell>
          <table:table-cell table:style-name="Tabelle9.H8" office:value-type="string">
            <text:p text:style-name="Standard"/>
          </table:table-cell>
          <table:table-cell table:style-name="Tabelle9.I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8" office:value-type="string">
            <text:p text:style-name="Standard"/>
          </table:table-cell>
          <table:table-cell table:style-name="Tabelle9.L8" office:value-type="string">
            <text:p text:style-name="Standard"/>
          </table:table-cell>
          <table:table-cell table:style-name="Tabelle9.M8" office:value-type="string">
            <text:p text:style-name="Standard"/>
          </table:table-cell>
          <table:table-cell table:style-name="Tabelle9.N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0" table:number-rows-spanned="3" office:value-type="string">
            <text:p text:style-name="Standard"/>
          </table:table-cell>
          <table:table-cell table:style-name="Tabelle9.C1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0" table:number-rows-spanned="3" office:value-type="string">
            <text:p text:style-name="P64"/>
          </table:table-cell>
          <table:table-cell table:style-name="Tabelle9.E10" table:number-rows-spanned="3" office:value-type="string">
            <text:p text:style-name="Standard"/>
          </table:table-cell>
          <table:table-cell table:style-name="Tabelle9.F10" office:value-type="string">
            <text:p text:style-name="Standard"/>
          </table:table-cell>
          <table:table-cell table:style-name="Tabelle9.G10" office:value-type="string">
            <text:p text:style-name="Standard"/>
          </table:table-cell>
          <table:table-cell table:style-name="Tabelle9.H10" office:value-type="string">
            <text:p text:style-name="Standard"/>
          </table:table-cell>
          <table:table-cell table:style-name="Tabelle9.I1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0" office:value-type="string">
            <text:p text:style-name="Standard"/>
          </table:table-cell>
          <table:table-cell table:style-name="Tabelle9.L10" office:value-type="string">
            <text:p text:style-name="Standard"/>
          </table:table-cell>
          <table:table-cell table:style-name="Tabelle9.M10" office:value-type="string">
            <text:p text:style-name="Standard"/>
          </table:table-cell>
          <table:table-cell table:style-name="Tabelle9.N1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2" office:value-type="string">
            <text:p text:style-name="Standard"/>
          </table:table-cell>
          <table:table-cell table:style-name="Tabelle9.G12" office:value-type="string">
            <text:p text:style-name="Standard"/>
          </table:table-cell>
          <table:table-cell table:style-name="Tabelle9.H12" office:value-type="string">
            <text:p text:style-name="Standard"/>
          </table:table-cell>
          <table:table-cell table:style-name="Tabelle9.I1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2" office:value-type="string">
            <text:p text:style-name="Standard"/>
          </table:table-cell>
          <table:table-cell table:style-name="Tabelle9.L12" office:value-type="string">
            <text:p text:style-name="Standard"/>
          </table:table-cell>
          <table:table-cell table:style-name="Tabelle9.M12" office:value-type="string">
            <text:p text:style-name="Standard"/>
          </table:table-cell>
          <table:table-cell table:style-name="Tabelle9.N1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4" table:number-rows-spanned="3" office:value-type="string">
            <text:p text:style-name="Standard"/>
          </table:table-cell>
          <table:table-cell table:style-name="Tabelle9.C1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4" table:number-rows-spanned="3" office:value-type="string">
            <text:p text:style-name="P64"/>
          </table:table-cell>
          <table:table-cell table:style-name="Tabelle9.E14" table:number-rows-spanned="3" office:value-type="string">
            <text:p text:style-name="Standard"/>
          </table:table-cell>
          <table:table-cell table:style-name="Tabelle9.F14" office:value-type="string">
            <text:p text:style-name="Standard"/>
          </table:table-cell>
          <table:table-cell table:style-name="Tabelle9.G14" office:value-type="string">
            <text:p text:style-name="Standard"/>
          </table:table-cell>
          <table:table-cell table:style-name="Tabelle9.H14" office:value-type="string">
            <text:p text:style-name="Standard"/>
          </table:table-cell>
          <table:table-cell table:style-name="Tabelle9.I1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4" office:value-type="string">
            <text:p text:style-name="Standard"/>
          </table:table-cell>
          <table:table-cell table:style-name="Tabelle9.L14" office:value-type="string">
            <text:p text:style-name="Standard"/>
          </table:table-cell>
          <table:table-cell table:style-name="Tabelle9.M14" office:value-type="string">
            <text:p text:style-name="Standard"/>
          </table:table-cell>
          <table:table-cell table:style-name="Tabelle9.N1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6" office:value-type="string">
            <text:p text:style-name="Standard"/>
          </table:table-cell>
          <table:table-cell table:style-name="Tabelle9.G16" office:value-type="string">
            <text:p text:style-name="Standard"/>
          </table:table-cell>
          <table:table-cell table:style-name="Tabelle9.H16" office:value-type="string">
            <text:p text:style-name="Standard"/>
          </table:table-cell>
          <table:table-cell table:style-name="Tabelle9.I1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6" office:value-type="string">
            <text:p text:style-name="Standard"/>
          </table:table-cell>
          <table:table-cell table:style-name="Tabelle9.L16" office:value-type="string">
            <text:p text:style-name="Standard"/>
          </table:table-cell>
          <table:table-cell table:style-name="Tabelle9.M16" office:value-type="string">
            <text:p text:style-name="Standard"/>
          </table:table-cell>
          <table:table-cell table:style-name="Tabelle9.N1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8" table:number-rows-spanned="3" office:value-type="string">
            <text:p text:style-name="Standard"/>
          </table:table-cell>
          <table:table-cell table:style-name="Tabelle9.C1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8" table:number-rows-spanned="3" office:value-type="string">
            <text:p text:style-name="P64"/>
          </table:table-cell>
          <table:table-cell table:style-name="Tabelle9.E18" table:number-rows-spanned="3" office:value-type="string">
            <text:p text:style-name="Standard"/>
          </table:table-cell>
          <table:table-cell table:style-name="Tabelle9.F18" office:value-type="string">
            <text:p text:style-name="Standard"/>
          </table:table-cell>
          <table:table-cell table:style-name="Tabelle9.G18" office:value-type="string">
            <text:p text:style-name="Standard"/>
          </table:table-cell>
          <table:table-cell table:style-name="Tabelle9.H18" office:value-type="string">
            <text:p text:style-name="Standard"/>
          </table:table-cell>
          <table:table-cell table:style-name="Tabelle9.I1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8" office:value-type="string">
            <text:p text:style-name="Standard"/>
          </table:table-cell>
          <table:table-cell table:style-name="Tabelle9.L18" office:value-type="string">
            <text:p text:style-name="Standard"/>
          </table:table-cell>
          <table:table-cell table:style-name="Tabelle9.M18" office:value-type="string">
            <text:p text:style-name="Standard"/>
          </table:table-cell>
          <table:table-cell table:style-name="Tabelle9.N1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1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20" office:value-type="string">
            <text:p text:style-name="Standard"/>
          </table:table-cell>
          <table:table-cell table:style-name="Tabelle9.G20" office:value-type="string">
            <text:p text:style-name="Standard"/>
          </table:table-cell>
          <table:table-cell table:style-name="Tabelle9.H20" office:value-type="string">
            <text:p text:style-name="Standard"/>
          </table:table-cell>
          <table:table-cell table:style-name="Tabelle9.I2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0" office:value-type="string">
            <text:p text:style-name="Standard"/>
          </table:table-cell>
          <table:table-cell table:style-name="Tabelle9.L20" office:value-type="string">
            <text:p text:style-name="Standard"/>
          </table:table-cell>
          <table:table-cell table:style-name="Tabelle9.M20" office:value-type="string">
            <text:p text:style-name="Standard"/>
          </table:table-cell>
          <table:table-cell table:style-name="Tabelle9.N2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2" table:number-rows-spanned="3" office:value-type="string">
            <text:p text:style-name="Standard"/>
          </table:table-cell>
          <table:table-cell table:style-name="Tabelle9.C2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2" table:number-rows-spanned="3" office:value-type="string">
            <text:p text:style-name="P64"/>
          </table:table-cell>
          <table:table-cell table:style-name="Tabelle9.E22" table:number-rows-spanned="3" office:value-type="string">
            <text:p text:style-name="Standard"/>
          </table:table-cell>
          <table:table-cell table:style-name="Tabelle9.F22" office:value-type="string">
            <text:p text:style-name="Standard"/>
          </table:table-cell>
          <table:table-cell table:style-name="Tabelle9.G22" office:value-type="string">
            <text:p text:style-name="Standard"/>
          </table:table-cell>
          <table:table-cell table:style-name="Tabelle9.H22" office:value-type="string">
            <text:p text:style-name="Standard"/>
          </table:table-cell>
          <table:table-cell table:style-name="Tabelle9.I2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2" office:value-type="string">
            <text:p text:style-name="Standard"/>
          </table:table-cell>
          <table:table-cell table:style-name="Tabelle9.L22" office:value-type="string">
            <text:p text:style-name="Standard"/>
          </table:table-cell>
          <table:table-cell table:style-name="Tabelle9.M22" office:value-type="string">
            <text:p text:style-name="Standard"/>
          </table:table-cell>
          <table:table-cell table:style-name="Tabelle9.N2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4" office:value-type="string">
            <text:p text:style-name="Standard"/>
          </table:table-cell>
          <table:table-cell table:style-name="Tabelle9.G24" office:value-type="string">
            <text:p text:style-name="Standard"/>
          </table:table-cell>
          <table:table-cell table:style-name="Tabelle9.H24" office:value-type="string">
            <text:p text:style-name="Standard"/>
          </table:table-cell>
          <table:table-cell table:style-name="Tabelle9.I2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4" office:value-type="string">
            <text:p text:style-name="Standard"/>
          </table:table-cell>
          <table:table-cell table:style-name="Tabelle9.L24" office:value-type="string">
            <text:p text:style-name="Standard"/>
          </table:table-cell>
          <table:table-cell table:style-name="Tabelle9.M24" office:value-type="string">
            <text:p text:style-name="Standard"/>
          </table:table-cell>
          <table:table-cell table:style-name="Tabelle9.N2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6" table:number-rows-spanned="3" office:value-type="string">
            <text:p text:style-name="Standard"/>
          </table:table-cell>
          <table:table-cell table:style-name="Tabelle9.C2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6" table:number-rows-spanned="3" office:value-type="string">
            <text:p text:style-name="P64"/>
          </table:table-cell>
          <table:table-cell table:style-name="Tabelle9.E26" table:number-rows-spanned="3" office:value-type="string">
            <text:p text:style-name="Standard"/>
          </table:table-cell>
          <table:table-cell table:style-name="Tabelle9.F26" office:value-type="string">
            <text:p text:style-name="Standard"/>
          </table:table-cell>
          <table:table-cell table:style-name="Tabelle9.G26" office:value-type="string">
            <text:p text:style-name="Standard"/>
          </table:table-cell>
          <table:table-cell table:style-name="Tabelle9.H26" office:value-type="string">
            <text:p text:style-name="Standard"/>
          </table:table-cell>
          <table:table-cell table:style-name="Tabelle9.I2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6" office:value-type="string">
            <text:p text:style-name="Standard"/>
          </table:table-cell>
          <table:table-cell table:style-name="Tabelle9.L26" office:value-type="string">
            <text:p text:style-name="Standard"/>
          </table:table-cell>
          <table:table-cell table:style-name="Tabelle9.M26" office:value-type="string">
            <text:p text:style-name="Standard"/>
          </table:table-cell>
          <table:table-cell table:style-name="Tabelle9.N2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8" office:value-type="string">
            <text:p text:style-name="Standard"/>
          </table:table-cell>
          <table:table-cell table:style-name="Tabelle9.G28" office:value-type="string">
            <text:p text:style-name="Standard"/>
          </table:table-cell>
          <table:table-cell table:style-name="Tabelle9.H28" office:value-type="string">
            <text:p text:style-name="Standard"/>
          </table:table-cell>
          <table:table-cell table:style-name="Tabelle9.I2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8" office:value-type="string">
            <text:p text:style-name="Standard"/>
          </table:table-cell>
          <table:table-cell table:style-name="Tabelle9.L28" office:value-type="string">
            <text:p text:style-name="Standard"/>
          </table:table-cell>
          <table:table-cell table:style-name="Tabelle9.M28" office:value-type="string">
            <text:p text:style-name="Standard"/>
          </table:table-cell>
          <table:table-cell table:style-name="Tabelle9.N2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0" table:number-rows-spanned="3" office:value-type="string">
            <text:p text:style-name="Standard"/>
          </table:table-cell>
          <table:table-cell table:style-name="Tabelle9.C3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0" table:number-rows-spanned="3" office:value-type="string">
            <text:p text:style-name="P64"/>
          </table:table-cell>
          <table:table-cell table:style-name="Tabelle9.E30" table:number-rows-spanned="3" office:value-type="string">
            <text:p text:style-name="Standard"/>
          </table:table-cell>
          <table:table-cell table:style-name="Tabelle9.F30" office:value-type="string">
            <text:p text:style-name="Standard"/>
          </table:table-cell>
          <table:table-cell table:style-name="Tabelle9.G30" office:value-type="string">
            <text:p text:style-name="Standard"/>
          </table:table-cell>
          <table:table-cell table:style-name="Tabelle9.H30" office:value-type="string">
            <text:p text:style-name="Standard"/>
          </table:table-cell>
          <table:table-cell table:style-name="Tabelle9.I3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0" office:value-type="string">
            <text:p text:style-name="Standard"/>
          </table:table-cell>
          <table:table-cell table:style-name="Tabelle9.L30" office:value-type="string">
            <text:p text:style-name="Standard"/>
          </table:table-cell>
          <table:table-cell table:style-name="Tabelle9.M30" office:value-type="string">
            <text:p text:style-name="Standard"/>
          </table:table-cell>
          <table:table-cell table:style-name="Tabelle9.N3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2" office:value-type="string">
            <text:p text:style-name="Standard"/>
          </table:table-cell>
          <table:table-cell table:style-name="Tabelle9.G32" office:value-type="string">
            <text:p text:style-name="Standard"/>
          </table:table-cell>
          <table:table-cell table:style-name="Tabelle9.H32" office:value-type="string">
            <text:p text:style-name="Standard"/>
          </table:table-cell>
          <table:table-cell table:style-name="Tabelle9.I3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2" office:value-type="string">
            <text:p text:style-name="Standard"/>
          </table:table-cell>
          <table:table-cell table:style-name="Tabelle9.L32" office:value-type="string">
            <text:p text:style-name="Standard"/>
          </table:table-cell>
          <table:table-cell table:style-name="Tabelle9.M32" office:value-type="string">
            <text:p text:style-name="Standard"/>
          </table:table-cell>
          <table:table-cell table:style-name="Tabelle9.N3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4" table:number-rows-spanned="3" office:value-type="string">
            <text:p text:style-name="Standard"/>
          </table:table-cell>
          <table:table-cell table:style-name="Tabelle9.C3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4" table:number-rows-spanned="3" office:value-type="string">
            <text:p text:style-name="P64"/>
          </table:table-cell>
          <table:table-cell table:style-name="Tabelle9.E34" table:number-rows-spanned="3" office:value-type="string">
            <text:p text:style-name="Standard"/>
          </table:table-cell>
          <table:table-cell table:style-name="Tabelle9.F34" office:value-type="string">
            <text:p text:style-name="Standard"/>
          </table:table-cell>
          <table:table-cell table:style-name="Tabelle9.G34" office:value-type="string">
            <text:p text:style-name="Standard"/>
          </table:table-cell>
          <table:table-cell table:style-name="Tabelle9.H34" office:value-type="string">
            <text:p text:style-name="Standard"/>
          </table:table-cell>
          <table:table-cell table:style-name="Tabelle9.I3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4" office:value-type="string">
            <text:p text:style-name="Standard"/>
          </table:table-cell>
          <table:table-cell table:style-name="Tabelle9.L34" office:value-type="string">
            <text:p text:style-name="Standard"/>
          </table:table-cell>
          <table:table-cell table:style-name="Tabelle9.M34" office:value-type="string">
            <text:p text:style-name="Standard"/>
          </table:table-cell>
          <table:table-cell table:style-name="Tabelle9.N3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6" office:value-type="string">
            <text:p text:style-name="Standard"/>
          </table:table-cell>
          <table:table-cell table:style-name="Tabelle9.G36" office:value-type="string">
            <text:p text:style-name="Standard"/>
          </table:table-cell>
          <table:table-cell table:style-name="Tabelle9.H36" office:value-type="string">
            <text:p text:style-name="Standard"/>
          </table:table-cell>
          <table:table-cell table:style-name="Tabelle9.I3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6" office:value-type="string">
            <text:p text:style-name="Standard"/>
          </table:table-cell>
          <table:table-cell table:style-name="Tabelle9.L36" office:value-type="string">
            <text:p text:style-name="Standard"/>
          </table:table-cell>
          <table:table-cell table:style-name="Tabelle9.M36" office:value-type="string">
            <text:p text:style-name="Standard"/>
          </table:table-cell>
          <table:table-cell table:style-name="Tabelle9.N3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8" table:number-rows-spanned="3" office:value-type="string">
            <text:p text:style-name="Standard"/>
          </table:table-cell>
          <table:table-cell table:style-name="Tabelle9.C3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8" table:number-rows-spanned="3" office:value-type="string">
            <text:p text:style-name="P64"/>
          </table:table-cell>
          <table:table-cell table:style-name="Tabelle9.E38" table:number-rows-spanned="3" office:value-type="string">
            <text:p text:style-name="Standard"/>
          </table:table-cell>
          <table:table-cell table:style-name="Tabelle9.F38" office:value-type="string">
            <text:p text:style-name="Standard"/>
          </table:table-cell>
          <table:table-cell table:style-name="Tabelle9.G38" office:value-type="string">
            <text:p text:style-name="Standard"/>
          </table:table-cell>
          <table:table-cell table:style-name="Tabelle9.H38" office:value-type="string">
            <text:p text:style-name="Standard"/>
          </table:table-cell>
          <table:table-cell table:style-name="Tabelle9.I3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8" office:value-type="string">
            <text:p text:style-name="Standard"/>
          </table:table-cell>
          <table:table-cell table:style-name="Tabelle9.L38" office:value-type="string">
            <text:p text:style-name="Standard"/>
          </table:table-cell>
          <table:table-cell table:style-name="Tabelle9.M38" office:value-type="string">
            <text:p text:style-name="Standard"/>
          </table:table-cell>
          <table:table-cell table:style-name="Tabelle9.N3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3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40" office:value-type="string">
            <text:p text:style-name="Standard"/>
          </table:table-cell>
          <table:table-cell table:style-name="Tabelle9.G40" office:value-type="string">
            <text:p text:style-name="Standard"/>
          </table:table-cell>
          <table:table-cell table:style-name="Tabelle9.H40" office:value-type="string">
            <text:p text:style-name="Standard"/>
          </table:table-cell>
          <table:table-cell table:style-name="Tabelle9.I4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0" office:value-type="string">
            <text:p text:style-name="Standard"/>
          </table:table-cell>
          <table:table-cell table:style-name="Tabelle9.L40" office:value-type="string">
            <text:p text:style-name="Standard"/>
          </table:table-cell>
          <table:table-cell table:style-name="Tabelle9.M40" office:value-type="string">
            <text:p text:style-name="Standard"/>
          </table:table-cell>
          <table:table-cell table:style-name="Tabelle9.N4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2" table:number-rows-spanned="3" office:value-type="string">
            <text:p text:style-name="Standard"/>
          </table:table-cell>
          <table:table-cell table:style-name="Tabelle9.C4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2" table:number-rows-spanned="3" office:value-type="string">
            <text:p text:style-name="P64"/>
          </table:table-cell>
          <table:table-cell table:style-name="Tabelle9.E42" table:number-rows-spanned="3" office:value-type="string">
            <text:p text:style-name="Standard"/>
          </table:table-cell>
          <table:table-cell table:style-name="Tabelle9.F42" office:value-type="string">
            <text:p text:style-name="Standard"/>
          </table:table-cell>
          <table:table-cell table:style-name="Tabelle9.G42" office:value-type="string">
            <text:p text:style-name="Standard"/>
          </table:table-cell>
          <table:table-cell table:style-name="Tabelle9.H42" office:value-type="string">
            <text:p text:style-name="Standard"/>
          </table:table-cell>
          <table:table-cell table:style-name="Tabelle9.I4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2" office:value-type="string">
            <text:p text:style-name="Standard"/>
          </table:table-cell>
          <table:table-cell table:style-name="Tabelle9.L42" office:value-type="string">
            <text:p text:style-name="Standard"/>
          </table:table-cell>
          <table:table-cell table:style-name="Tabelle9.M42" office:value-type="string">
            <text:p text:style-name="Standard"/>
          </table:table-cell>
          <table:table-cell table:style-name="Tabelle9.N4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4" office:value-type="string">
            <text:p text:style-name="Standard"/>
          </table:table-cell>
          <table:table-cell table:style-name="Tabelle9.G44" office:value-type="string">
            <text:p text:style-name="Standard"/>
          </table:table-cell>
          <table:table-cell table:style-name="Tabelle9.H44" office:value-type="string">
            <text:p text:style-name="Standard"/>
          </table:table-cell>
          <table:table-cell table:style-name="Tabelle9.I4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4" office:value-type="string">
            <text:p text:style-name="Standard"/>
          </table:table-cell>
          <table:table-cell table:style-name="Tabelle9.L44" office:value-type="string">
            <text:p text:style-name="Standard"/>
          </table:table-cell>
          <table:table-cell table:style-name="Tabelle9.M44" office:value-type="string">
            <text:p text:style-name="Standard"/>
          </table:table-cell>
          <table:table-cell table:style-name="Tabelle9.N4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6" table:number-rows-spanned="3" office:value-type="string">
            <text:p text:style-name="Standard"/>
          </table:table-cell>
          <table:table-cell table:style-name="Tabelle9.C4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6" table:number-rows-spanned="3" office:value-type="string">
            <text:p text:style-name="P64"/>
          </table:table-cell>
          <table:table-cell table:style-name="Tabelle9.E46" table:number-rows-spanned="3" office:value-type="string">
            <text:p text:style-name="Standard"/>
          </table:table-cell>
          <table:table-cell table:style-name="Tabelle9.F46" office:value-type="string">
            <text:p text:style-name="Standard"/>
          </table:table-cell>
          <table:table-cell table:style-name="Tabelle9.G46" office:value-type="string">
            <text:p text:style-name="Standard"/>
          </table:table-cell>
          <table:table-cell table:style-name="Tabelle9.H46" office:value-type="string">
            <text:p text:style-name="Standard"/>
          </table:table-cell>
          <table:table-cell table:style-name="Tabelle9.I4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6" office:value-type="string">
            <text:p text:style-name="Standard"/>
          </table:table-cell>
          <table:table-cell table:style-name="Tabelle9.L46" office:value-type="string">
            <text:p text:style-name="Standard"/>
          </table:table-cell>
          <table:table-cell table:style-name="Tabelle9.M46" office:value-type="string">
            <text:p text:style-name="Standard"/>
          </table:table-cell>
          <table:table-cell table:style-name="Tabelle9.N4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8" office:value-type="string">
            <text:p text:style-name="Standard"/>
          </table:table-cell>
          <table:table-cell table:style-name="Tabelle9.G48" office:value-type="string">
            <text:p text:style-name="Standard"/>
          </table:table-cell>
          <table:table-cell table:style-name="Tabelle9.H48" office:value-type="string">
            <text:p text:style-name="Standard"/>
          </table:table-cell>
          <table:table-cell table:style-name="Tabelle9.I4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8" office:value-type="string">
            <text:p text:style-name="Standard"/>
          </table:table-cell>
          <table:table-cell table:style-name="Tabelle9.L48" office:value-type="string">
            <text:p text:style-name="Standard"/>
          </table:table-cell>
          <table:table-cell table:style-name="Tabelle9.M48" office:value-type="string">
            <text:p text:style-name="Standard"/>
          </table:table-cell>
          <table:table-cell table:style-name="Tabelle9.N4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50" table:number-rows-spanned="3" office:value-type="string">
            <text:p text:style-name="Standard"/>
          </table:table-cell>
          <table:table-cell table:style-name="Tabelle9.C5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50" table:number-rows-spanned="3" office:value-type="string">
            <text:p text:style-name="P64"/>
          </table:table-cell>
          <table:table-cell table:style-name="Tabelle9.E50" table:number-rows-spanned="3" office:value-type="string">
            <text:p text:style-name="Standard"/>
          </table:table-cell>
          <table:table-cell table:style-name="Tabelle9.F50" office:value-type="string">
            <text:p text:style-name="Standard"/>
          </table:table-cell>
          <table:table-cell table:style-name="Tabelle9.G50" office:value-type="string">
            <text:p text:style-name="Standard"/>
          </table:table-cell>
          <table:table-cell table:style-name="Tabelle9.H50" office:value-type="string">
            <text:p text:style-name="Standard"/>
          </table:table-cell>
          <table:table-cell table:style-name="Tabelle9.I5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0" office:value-type="string">
            <text:p text:style-name="Standard"/>
          </table:table-cell>
          <table:table-cell table:style-name="Tabelle9.L50" office:value-type="string">
            <text:p text:style-name="Standard"/>
          </table:table-cell>
          <table:table-cell table:style-name="Tabelle9.M50" office:value-type="string">
            <text:p text:style-name="Standard"/>
          </table:table-cell>
          <table:table-cell table:style-name="Tabelle9.N5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2" office:value-type="string">
            <text:p text:style-name="Standard"/>
          </table:table-cell>
          <table:table-cell table:style-name="Tabelle9.G52" office:value-type="string">
            <text:p text:style-name="Standard"/>
          </table:table-cell>
          <table:table-cell table:style-name="Tabelle9.H52" office:value-type="string">
            <text:p text:style-name="Standard"/>
          </table:table-cell>
          <table:table-cell table:style-name="Tabelle9.I5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2" office:value-type="string">
            <text:p text:style-name="Standard"/>
          </table:table-cell>
          <table:table-cell table:style-name="Tabelle9.L52" office:value-type="string">
            <text:p text:style-name="Standard"/>
          </table:table-cell>
          <table:table-cell table:style-name="Tabelle9.M52" office:value-type="string">
            <text:p text:style-name="Standard"/>
          </table:table-cell>
          <table:table-cell table:style-name="Tabelle9.N5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list xml:id="list181518154011083" text:continue-numbering="true" text:style-name="Numbering_20_123">
        <text:list-item>
          <text:h text:style-name="P86" text:outline-level="2">Stembureaus; controle processen-verbaal</text:h>
        </text:list-item>
      </text:list>
      <text:h text:style-name="Heading_20_3" text:outline-level="3">
<text:span text:style-name="T16">3a.<text:tab/>
</text:span>
<text:span text:style-name="T5">Overzicht van de nummers en locaties van alle stembureaus binnen </text:span>
<text:span text:style-name="T5">
<text:span text:description="if (gebietMitListen.customData.isOpenbaarLichaam) {'het openbaar lichaam';} else if (wahlartKennzeichen=='BC') {if (gebietMitListen.get('name')=='Weesp') {'het stadsgebied'} else {'het stadsdeel'}} else {'de gemeente';}">de gemeente</text:span>
</text:span>
<text:span text:style-name="T5">:</text:span>
</text:h>
      <text:p text:style-name="Standard"/>
      <text:p text:style-name="Indented">
<text:span text:style-name="Emphasis">Indien het een mobiel stembureau betreft, vult u dat in bij “Locatie stembureau”.</text:span>
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49">Nummer <text:span text:description="erfassungsgebietMitListen.get('nummer')">1</text:span>
<text:s/>
Locatie stembureau <text:span text:description="erfassungsgebietMitListen.get('name')">Hoornes West</text:span>
<text:s/>
<text:span text:description="if (erfassungsgebietMitListen.anschrift.plz) {'(postcode: '+erfassungsgebietMitListen.anschrift.plz+')'} else {''}">(postcode: 2221 LA)</text:span>
</text:p>
          </table:table-cell>
        </table:table-row>
        <table:table-row>
          <table:table-cell table:style-name="Stembureaus.A1" office:value-type="string">
            <text:p text:style-name="P49">Nummer <text:span text:description="erfassungsgebietMitListen.get('nummer')">2</text:span>
<text:s/>
Locatie stembureau <text:span text:description="erfassungsgebietMitListen.get('name')">Hoge Mors</text:span>
<text:s/>
<text:span text:description="if (erfassungsgebietMitListen.anschrift.plz) {'(postcode: '+erfassungsgebietMitListen.anschrift.plz+')'} else {''}">(postcode: 2222 LB)</text:span>
</text:p>
          </table:table-cell>
        </table:table-row>
        <table:table-row>
          <table:table-cell table:style-name="Stembureaus.A1" office:value-type="string">
            <text:p text:style-name="P49">Nummer <text:span text:description="erfassungsgebietMitListen.get('nummer')">3</text:span>
<text:s/>
Locatie stembureau <text:span text:description="erfassungsgebietMitListen.get('name')">Valkenburg</text:span>
<text:s/>
<text:span text:description="if (erfassungsgebietMitListen.anschrift.plz) {'(postcode: '+erfassungsgebietMitListen.anschrift.plz+')'} else {''}">(postcode: 2222 LC)</text:span>
</text:p>
          </table:table-cell>
        </table:table-row>
      </table:table>
      <text:p text:style-name="P49"/>
      <text:h text:style-name="P76" text:outline-level="3">3b.<text:tab/>
<text:span text:style-name="T5">Heeft het </text:span>
<text:span text:style-name="T5">
<text:span text:description="if (gebietMitListen.customData.isOpenbaarLichaam) {'stembureau voor het openbaar lichaam';} else {'gemeentelijk stembureau';}">gemeentelijk stembureau</text:span>
</text:span>
<text:span text:style-name="T5">
<text:s/>
in een of meer processen‑verbaal van de stembureaus een verschil geconstateerd tussen het aantal toegelaten kiezers en het aantal getelde stembiljetten waarvoor het stembureau géén verklaring heeft gegeven?</text:span>
</text:h>
      <text:p text:style-name="Standard"/>
      <text:p text:style-name="P27">☐<text:tab/>
<text:span text:style-name="Emphasis">Nee (Ga verder met rubriek 3</text:span>
<text:span text:style-name="Emphasis">
<text:span text:style-name="T25">c</text:span>
</text:span>
<text:span text:style-name="Emphasis">.)</text:span>
<text:span text:style-name="Emphasis"/>
</text:p>
      <text:p text:style-name="Indented"/>
      <text:p text:style-name="P23">☒<text:tab/>
<text:span text:style-name="Emphasis">Ja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in het proces-verbaal van een of meer stembureaus een verschil aangetroffen tussen het aantal toegelaten kiezers en het aantal getelde stembiljetten waarvoor het stembureau géén verklaring heeft gegeven.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heeft daarom de stembescheiden voor deze stembureaus geheel of gedeeltelijk opnieuw geteld.</text:span>
</text:p>
      <text:p text:style-name="Indented">
<text:span text:style-name="Emphasis"/>
</text:p>
      <text:p text:style-name="P14">
<text:span text:style-name="Emphasis">Het betreft de processen</text:span>
<text:span text:style-name="Emphasis">
<text:span text:style-name="T5">‑</text:span>
</text:span>
<text:span text:style-name="Emphasis">verbaal van de volgende stembureaus:</text:span>
</text:p>
      <text:p text:style-name="P14">
<text:span text:style-name="Emphasis"/>
</text:p>
      <table:table table:name="NieuweTelling" table:style-name="NieuweTelling">
        <table:table-column table:style-name="NieuweTelling.A"/>
        <table:table-row>
          <table:table-cell table:style-name="NieuweTelling.A1" office:value-type="string">
            <text:p text:style-name="P15">
<text:span text:style-name="T21">Nummer </text:span>
<text:span text:style-name="T21">
<text:span text:description="erfassungsgebiet.get('nummer')">1</text:span>
</text:span>
<text:span text:style-name="T21">
<text:s/>
Locatie stembureau </text:span>
<text:span text:style-name="T21">
<text:span text:description="erfassungsgebiet.get('name')">Hoornes West</text:span>
</text:span>
<text:span text:style-name="T21">
<text:s/>
</text:span>
<text:span text:style-name="T21">
<text:span text:description="if (erfassungsgebiet.anschrift.plz) {'(postcode: '+erfassungsgebiet.anschrift.plz+')'} else {''}">(postcode: 2221 LA)</text:span>
</text:span>
</text:p>
          </table:table-cell>
        </table:table-row>
      </table:table>
      <text:p text:style-name="Standard">
<text:span text:style-name="Emphasis"/>
</text:p>
      <text:p text:style-name="P14">
<text:span text:style-name="Emphasis">Voor zover de nieuwe stemopneming heeft geleid tot correctie van een of meer door het stembureau vastgestelde aantallen, heeft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de gecorrigeerde aantallen genoteerd in een corrigendum. Dat is gebeurd voor de volgende stembureaus:</text:span>
</text:p>
      <text:p text:style-name="P14">
<text:span text:style-name="Emphasis"/>
</text:p>
      <table:table table:name="CorrigendumGeenVerklaring" table:style-name="CorrigendumGeenVerklaring">
        <table:table-column table:style-name="CorrigendumGeenVerklaring.A"/>
        <table:table-row>
          <table:table-cell table:style-name="CorrigendumGeenVerklaring.A1" office:value-type="string">
            <text:p text:style-name="P15">
<text:span text:style-name="T21">Nummer </text:span>
<text:span text:style-name="T21">
<text:span text:description="erfassungsgebiet.get('nummer')">2</text:span>
</text:span>
<text:span text:style-name="T21">
<text:s/>
Locatie stembureau </text:span>
<text:span text:style-name="T21">
<text:span text:description="erfassungsgebiet.get('name')">Hoge Mors</text:span>
</text:span>
<text:span text:style-name="T21">
<text:s/>
</text:span>
<text:span text:style-name="T21">
<text:span text:description="if (erfassungsgebiet.anschrift.plz) {'(postcode: '+erfassungsgebiet.anschrift.plz+')'} else {''}">(postcode: 2222 LB)</text:span>
</text:span>
</text:p>
          </table:table-cell>
        </table:table-row>
      </table:table>
      <text:p text:style-name="Standard"/>
      <text:p text:style-name="Standard"/>
      <text:h text:style-name="P77" text:outline-level="3">3c.<text:tab/>
<text:span text:style-name="T5">Heeft het </text:span>
<text:span text:style-name="T7">
<text:span text:description="if (gebietMitListen.customData.isOpenbaarLichaam) {'stembureau voor het openbaar lichaam';} else {'gemeentelijk stembureau';}">gemeentelijk stembureau</text:span>
</text:span>
<text:span text:style-name="T7">
<text:s/>
</text:span>
<text:span text:style-name="T5">een of meer (andere) fouten aangetroffen in een of meer processen-verbaal van de stembureaus?</text:span>
</text:h>
      <text:p text:style-name="P30">
<text:soft-page-break/>
<text:span text:style-name="Emphasis">
<text:span text:style-name="T10">☐</text:span>
</text:span>
<text:span text:style-name="Emphasis">
<text:tab/>
Nee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geen (andere) fouten aangetroffen in de processen-verbaal van de stembureaus. (Ga verder met rubriek 4.)</text:span>
<text:span text:style-name="Emphasis"/>
</text:p>
      <text:p text:style-name="P24">
<text:span text:style-name="Emphasis"/>
</text:p>
      <text:p text:style-name="P29">
<text:span text:style-name="Emphasis">
<text:span text:style-name="T10">☒</text:span>
</text:span>
<text:span text:style-name="Emphasis">
<text:tab/>
Ja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in het proces-verbaal van een of meer stembureaus een of meer (andere) fouten aangetroffen, en deze fout(en) voor elk van deze stembureaus gecorrigeerd in een corrigendum. Het corrigendum wordt bij het proces-verbaal van het betreffende stembureau gevoegd.</text:span>
</text:p>
      <text:p text:style-name="P24">
<text:span text:style-name="Emphasis"/>
</text:p>
      <text:p text:style-name="P24">
<text:span text:style-name="Emphasis">Het betreft de processen</text:span>
<text:span text:style-name="Emphasis">
<text:span text:style-name="T5">‑</text:span>
</text:span>
<text:span text:style-name="Emphasis">verbaal van de volgende stembureaus:</text:span>
</text:p>
      <text:p text:style-name="P24">
<text:span text:style-name="Emphasis"/>
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>
<text:span text:style-name="T21">Nummer </text:span>
<text:span text:style-name="T21">
<text:span text:description="erfassungsgebiet.get('nummer')">3</text:span>
</text:span>
<text:span text:style-name="T21">
<text:s/>
Locatie stembureau </text:span>
<text:span text:style-name="T21">
<text:span text:description="erfassungsgebiet.get('name')">Valkenburg</text:span>
</text:span>
<text:span text:style-name="T21">
<text:s/>
</text:span>
<text:span text:style-name="T21">
<text:span text:description="if (erfassungsgebiet.anschrift.plz) {'(postcode: '+erfassungsgebiet.anschrift.plz+')'} else {''}">(postcode: 2222 LC)</text:span>
</text:span>
</text:p>
          </table:table-cell>
        </table:table-row>
      </table:table>
      <text:p text:style-name="P26">
<text:span text:style-name="Emphasis"/>
</text:p>
      <text:p text:style-name="P71"/>
      <text:list xml:id="list181517697976375" text:continue-numbering="true" text:style-name="Numbering_20_123">
        <text:list-item>
          <text:h text:style-name="P81" text:outline-level="2">Aantal toegelaten kiezers</text:h>
        </text:list-item>
      </text:list>
      <text:p text:style-name="Standard"/>
      <text:p text:style-name="P9">
<text:span text:style-name="Emphasis">Som van de aantallen opgenomen in de processen‑verbaal van de stembureaus (na eventuele correctie door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)</text:span>
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35">
<text:span text:style-name="Strong_20_Emphasis">A</text:span>
</text:p>
            </table:table-cell>
            <table:table-cell table:style-name="AantalToegelatenKiezers.B1" office:value-type="string">
              <text:p text:style-name="P42">
<text:span text:description="gebietMitListen.get('anzahlWaehlerOhneWahlschein')">92980</text:span>
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
<text:span text:style-name="Strong_20_Emphasis">B</text:span>
</text:p>
          </table:table-cell>
          <table:table-cell table:style-name="AantalToegelatenKiezers.B1" office:value-type="string">
            <text:p text:style-name="P42">
<text:span text:description="customDataErgebnisDaten.getAnzahlWaehlerMitVollmachtByGebietNurUrnenwahl(gebietMitListen)">329</text:span>
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
<text:span text:style-name="Strong_20_Emphasis">C</text:span>
</text:p>
          </table:table-cell>
          <table:table-cell table:style-name="AantalToegelatenKiezers.B1" office:value-type="string">
            <text:p text:style-name="P42">
<text:span text:description="customDataErgebnisDaten.getAnzahlWaehlerMitWahlscheinByGebietNurUrnenwahl(gebietMitListen)">28</text:span>
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6" table:number-rows-spanned="2" office:value-type="string">
            <text:p text:style-name="Standard"/>
          </table:table-cell>
          <table:table-cell table:style-name="AantalToegelatenKiezers.B6" table:number-rows-spanned="2" office:value-type="string">
            <text:p text:style-name="Standard"/>
          </table:table-cell>
          <table:table-cell table:style-name="AantalToegelatenKiezers.C6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6" table:number-rows-spanned="2" office:value-type="string">
            <text:p text:style-name="P36">Tel op <text:span text:style-name="Strong_20_Emphasis">+</text:span>
</text:p>
          </table:table-cell>
        </table:table-row>
        <table:table-row table:style-name="AantalToegelatenKiezers.7">
          <table:covered-table-cell table:style-name="AantalToegelatenKiezers.A6"/>
          <table:covered-table-cell table:style-name="AantalToegelatenKiezers.B6"/>
          <table:covered-table-cell table:style-name="AantalToegelatenKiezers.C6"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 table:style-name="AantalToegelatenKiezers.F6"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37">
<text:span text:style-name="Extra_20_Strong_20_Emphasis">Het aantal tot de stemming toegelaten kiezers ( A + B + C = D )</text:span>
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35">
<text:span text:style-name="Strong_20_Emphasis">D</text:span>
</text:p>
          </table:table-cell>
          <table:table-cell table:style-name="AantalToegelatenKiezers.B1" office:value-type="string">
            <text:p text:style-name="P42">
<text:span text:description="customDataErgebnisDaten.getAnzahlWaehlerGesamtByGebietNurUrnenwahl(gebietMitListen)">93337</text:span>
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81517325137895" text:continue-numbering="true" text:style-name="Numbering_20_123">
        <text:list-item>
          <text:h text:style-name="P78" text:outline-level="2">Aantal getelde stembiljetten zoals vastgesteld door het 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
<text:span text:style-name="Emphasis"/>
</text:p>
      <text:p text:style-name="P8">
<text:span text:style-name="Emphasis">Som van de aantallen opgenomen in de processen‑verbaal van de stembureaus (na eventuele correctie door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)</text:span>
</text:p>
      <text:p text:style-name="Standard"/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row table:style-name="AantalUitgebrachteStemmen.1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stembiljetten met een geldige stem op een kandidaat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E</text:span>
</text:p>
          </table:table-cell>
          <table:table-cell table:style-name="AantalUitgebrachteStemmen.B1" office:value-type="string">
            <text:p text:style-name="P42">
<text:span text:description="customDataErgebnisDaten.getAnzahlGueltigeListenstimmenByGebietNurGesamtGemeinde(gebietMitListen)">93275</text:span>
</text:p>
          </table:table-cell>
          <table:table-cell table:style-name="AantalUitgebrachteStemmen.F1" office:value-type="string">
            <text:p text:style-name="Standard"/>
          </table:table-cell>
        </table:table-row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F</text:span>
</text:p>
          </table:table-cell>
          <table:table-cell table:style-name="AantalUitgebrachteStemmen.B1" office:value-type="string">
            <text:p text:style-name="P42">
<text:span text:description="customDataErgebnisDaten.getAnzahlBlankoListenstimmenByGebietNurGesamtGemeinde(gebietMitListen)">4</text:span>
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G</text:span>
</text:p>
          </table:table-cell>
          <table:table-cell table:style-name="AantalUitgebrachteStemmen.B1" office:value-type="string">
            <text:p text:style-name="P42">
<text:span text:description="customDataErgebnisDaten.getAnzahlUngueltigeListenstimmenByGebietNurGesamtGemeinde(gebietMitListen)">6</text:span>
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P72"/>
      <text:list xml:id="list181518218350451" text:continue-numbering="true" text:style-name="Numbering_20_123">
        <text:list-item>
          <text:h text:style-name="P87" text:outline-level="2">Verschil tussen het aantal toegelaten kiezers en het aantal uitgebrachte stemmen</text:h>
        </text:list-item>
      </text:list>
      <text:p text:style-name="Standard">
<text:span text:style-name="Emphasis"/>
</text:p>
      <text:p text:style-name="P10">
<text:span text:style-name="Emphasis">In de processen-verbaal van de stembureaus is vastgesteld in hoeverre er:</text:span>
</text:p>
      <text:p text:style-name="P10">
<text:span text:style-name="Emphasis">- meer stembiljetten zijn geteld dan er kiezers zijn toegelaten tot de stemming;</text:span>
</text:p>
      <text:p text:style-name="P10">
<text:span text:style-name="Emphasis">- minder stembiljetten zijn geteld dan er kiezers zijn toegelaten tot de stemming.</text:span>
</text:p>
      <text:p text:style-name="P10">
<text:span text:style-name="Emphasis"/>
</text:p>
      <text:p text:style-name="P10">
<text:span text:style-name="Emphasis">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voor die stembureaus waar sprake was van een verschil waarvoor het stembureau géén verklaring heeft gegeven, de stembescheiden geheel of gedeeltelijk opnieuw geteld (zie rubriek 3b).</text:span>
</text:p>
      <text:p text:style-name="P10">
<text:span text:style-name="Emphasis"/>
</text:p>
      <text:p text:style-name="Standard">Is bij alle afzonderlijke stembureaus (na eventuele correctie door het <text:span text:style-name="T3">
<text:span text:description="if (gebietMitListen.customData.isOpenbaarLichaam) {'stembureau voor het openbaar lichaam';} else {'gemeentelijk stembureau';}">gemeentelijk stembureau</text:span>
</text:span>) het aantal getelde stembiljetten en het aantal toegelaten kiezers gelijk?</text:p>
      <text:p text:style-name="Standard"/>
      <text:p text:style-name="P50">☐<text:tab/>
Ja. <text:span text:style-name="T15">G</text:span>a verder met rubriek <text:span text:style-name="T14">7 (voor zover van toepassing)</text:span>.
</text:p>
      <text:p text:style-name="Standard"/>
      <text:p text:style-name="Standard"/>
      <text:p text:style-name="P15">☒<text:tab/>
Nee, voor <text:span text:description="if (customDataErgebnisDaten.getErfassungsgebieteHavingAnzahlStimmzettelEingenommenAbweichendZuviel().length==1) {'het stembureau met het nummer'} else {'de stembureaus met de nummers'}">het stembureau met het nummer</text:span>
<text:s/>
<text:span text:description="format.formatGesetzteFelderKommasepariert(customDataErgebnisDaten.getErfassungsgebieteHavingAnzahlStimmzettelEingenommenAbweichendZuvielNurUrnenwahl(),'nummer')">3</text:span>
<text:s/>
zijn <text:span text:style-name="Strong_20_Bold_20_Underline">meer</text:span> stembiljetten geteld dan dat er kiezers zijn toegelaten tot de stemming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9">Het aantal <text:span text:style-name="Strong_20_Bold_20_Underline">meer</text:span> getelde stembiljetten bedraagt:</text:p>
            </table:table-cell>
            <table:table-cell table:style-name="Table1.B1" office:value-type="string">
              <text:p text:style-name="P15"/>
            </table:table-cell>
            <table:table-cell table:style-name="Table1.C1" office:value-type="string">
              <text:p text:style-name="P45">
<text:span text:description="customDataErgebnisDaten.getAnzahlStimmzettelEingenommenAbweichendZuvielByGebietNurUrnenwahl(gebietMitListen)">17</text:span>
</text:p>
            </table:table-cell>
            <table:table-cell table:style-name="Table1.D1" office:value-type="string">
              <text:p text:style-name="P15"/>
            </table:table-cell>
          </table:table-row>
        </table:table-header-rows>
      </table:table>
      <text:p text:style-name="P15"/>
      <text:p text:style-name="P15">☒<text:s/>
<text:tab/>
Nee, voor <text:span text:description="if (customDataErgebnisDaten.getErfassungsgebieteHavingAnzahlStimmzettelEingenommenAbweichendZuwenig().length==1) {'het stembureau met het nummer'} else {'de stembureaus met de nummers'}">de stembureaus met de nummers</text:span>
<text:s/>
<text:span text:description="format.formatGesetzteFelderKommasepariert(customDataErgebnisDaten.getErfassungsgebieteHavingAnzahlStimmzettelEingenommenAbweichendZuwenigNurUrnenwahl(),'nummer')">1, 2</text:span>
<text:s/>
zijn <text:span text:style-name="Strong_20_Bold_20_Underline">minder</text:span> stembiljetten geteld dan dat er kiezers zijn toegelaten tot de stemming.</text:p>
      <text:p text:style-name="P50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5">
<text:span text:style-name="T20">Het aantal</text:span>
<text:span text:style-name="Strong_20_Bold_20_Underline">
<text:span text:style-name="T20">minder</text:span>
</text:span>
<text:span text:style-name="T20"> getelde stembiljetten bedraagt:</text:span>
</text:p>
            </table:table-cell>
            <table:table-cell table:style-name="VerschilMinder.B1" office:value-type="string">
              <text:p text:style-name="P15"/>
            </table:table-cell>
            <table:table-cell table:style-name="VerschilMinder.C1" office:value-type="string">
              <text:p text:style-name="P45">
<text:span text:description="customDataErgebnisDaten.getAnzahlStimmzettelEingenommenAbweichendZuwenigByGebietNurUrnenwahl(gebietMitListen)">69</text:span>
</text:p>
            </table:table-cell>
            <table:table-cell table:style-name="VerschilMinder.D1" office:value-type="string">
              <text:p text:style-name="P15"/>
            </table:table-cell>
          </table:table-row>
        </table:table-header-rows>
      </table:table>
      <text:p text:style-name="P15"/>
      <text:p text:style-name="Indented">
<text:span text:style-name="Emphasis">Verklaar het verschil tussen het aantal getelde stembiljetten en het aantal toegelaten kiezers. Vermeld hoe vaak hier sprake van was. Er kan meer dan één verklaring zijn.</text:span>
</text:p>
      <text:p text:style-name="Indented">
<text:span text:style-name="Emphasis"/>
</text:p>
      <text:p text:style-name="Indented">
<text:span text:style-name="Emphasis">Mogelijke verklaringen voor het verschil</text:span>
</text:p>
      <text:p text:style-name="Indented">
<text:span text:style-name="Emphasis">
<text:span text:style-name="T9">Vermeld hoe vaak de volgende situaties zich hebben voorgedaan.</text:span>
</text:span>
</text:p>
      <text:p text:style-name="Standard"/>
      <text:p text:style-name="P11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row table:style-name="AantalMeerMinderUitgesplitst.1">
          <table:table-cell table:style-name="AantalMeerMinderUitgesplitst.A1" table:number-columns-spanned="2" office:value-type="string">
            <text:p text:style-name="P11">Hoe vaak heeft een kiezer het stembiljet niet ingeleverd?</text:p>
          </table:table-cell>
          <table:covered-table-cell/>
          <table:table-cell table:style-name="AantalMeerMinderUitgesplitst.C1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AusgegebenNichtAbgegebenByGebietNurGesamtGemeinde(gebietMitListen)">33</text:span>
</text:p>
          </table:table-cell>
          <table:table-cell table:style-name="AantalMeerMinderUitgesplitst.E1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een stembiljet te weinig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AusgegebenZuwenigByGebietNurGesamtGemeinde(gebietMitListen)">11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11">Hoe vaak is er een stembiljet te veel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
<text:span text:description="customDataErgebnisDaten.getAnzahlStimmzettelEingenommenAbweichendGrundAusgegebenZuvielByGebietNurGesamtGemeinde(gebietMitListen)">20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11">Hoe vaak is er een andere verklaring voor het verschil?</text:p>
            <text:p text:style-name="P38">(vermeld hieronder de andere verklaringen en hoe vaak er sprake van was)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
<text:span text:description="customDataErgebnisDaten.getAnzahlStimmzettelEingenommenAbweichendGrundSonstigesByGebietNurGesamtGemeinde(gebietMitListen)">1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geen verklaring voor het verschil?</text:p>
          </table:table-cell>
          <table:covered-table-cell/>
          <table:table-cell table:style-name="AantalMeerMinderUitgesplitst.C14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UnbekanntByGebietNurGesamtGemeinde(gebietMitListen)">1</text:span>
</text:p>
          </table:table-cell>
          <table:table-cell table:style-name="AantalMeerMinderUitgesplitst.E14" office:value-type="string">
            <text:p text:style-name="P11"/>
          </table:table-cell>
        </table:table-row>
      </table:table>
      <text:p text:style-name="P72"/>
      <text:list xml:id="list181517521521987" text:continue-numbering="true" text:style-name="Numbering_20_123">
        <text:list-item>
          <text:h text:style-name="P88" text:outline-level="2">Bij gecombineerde stemmingen</text:h>
        </text:list-item>
      </text:list>
      <text:p text:style-name="P7">Zijn de verzegelde pakken van een andere verkiezing geopend omdat er een gegrond vermoeden bestond dat stembiljetten, stempassen, volmachtbewijzen of kiezerspassen van de eigen verkiezing zich in deze pakken bevonden?</text:p>
      <text:p text:style-name="P7"/>
      <text:list xml:id="list181518720088172" text:continue-list="list3274498625" text:style-name="List_20_3">
        <text:list-item>
          <text:p text:style-name="P90">Nee</text:p>
        </text:list-item>
      </text:list>
      <text:p text:style-name="P51"/>
      <text:list xml:id="list181518767510728" text:continue-numbering="true" text:style-name="List_20_3">
        <text:list-item>
          <text:p text:style-name="P89">Ja, er zijn verzegelde pakken van de verkiezing van <text:span text:style-name="T8">______________________________</text:span> geopend.<text:line-break/>
Hierin zijn aangetroffen en bij de stemopneming van de eigen verkiezing betrokken:</text:p>
        </text:list-item>
      </text:list>
      <text:p text:style-name="P7"/>
      <text:p text:style-name="P6">
<text:span text:style-name="Emphasis">Noteer hier het nummer van het betreffende stembureau en het aantal stembiljetten, dan wel stempassen, volmachtbewijzen of kiezerspassen dat is aangetroffen.</text:span>
</text:p>
      <text:p text:style-name="Standard">
<text:span text:style-name="Emphasis"/>
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</table:table>
      <text:list xml:id="list181519266158976" text:continue-list="list181517521521987" text:style-name="Numbering_20_123">
        <text:list-item>
          <text:h text:style-name="P79" text:outline-level="2">Bezwaren van kiezers tijdens de zitting van het <text:span text:style-name="T3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Bezwaren zijn klachten of aanmerkingen van kiezers. Voorbeelden van bezwaren: een stem op een stembiljet wordt onterecht geldig, ongeldig of blanco verklaard, het resultaat van de telling wordt niet bekend gemaakt, het resultaat van de telling is onjuist. </text:p>
      <text:p text:style-name="Indented">
<text:span text:style-name="Emphasis"/>
</text:p>
      <text:p text:style-name="P31">
<text:span text:style-name="Emphasis">Leg alle bezwaren die zijn ingebracht tijdens de zitting van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vast in dit proces-verbaal. Ook als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het er niet mee eens is. Heeft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een reactie op het bezwaar? Noteer die dan ook. </text:span>
<text:span text:style-name="Extra_20_Strong_20_Emphasis_20_Underline">Let op:</text:span>
<text:span text:style-name="Emphasis"> noteer geen persoonsgegevens van kiezers.</text:span>
</text:p>
      <text:p text:style-name="Standard"/>
      <text:p text:style-name="Heading_20_3_20_No_20_List">Bezwaren</text:p>
      <text:p text:style-name="P60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</table:table>
      <text:list xml:id="list181519224998720" text:continue-numbering="true" text:style-name="Numbering_20_123">
        <text:list-item>
          <text:h text:style-name="P79" text:outline-level="2">Onregelmatigheden of bijzonderheden tijdens de zitting</text:h>
        </text:list-item>
      </text:list>
      <text:p text:style-name="P20">
<text:span text:style-name="Emphasis">Omschrijf de onregelmatigheden of bijzonderheden </text:span>
<text:span text:style-name="Emphasis">
<text:span text:style-name="T25">tijdens de zitting </text:span>
</text:span>
<text:span text:style-name="Emphasis">en vermeld hoe vaak hier sprake van was. </text:span>
</text:p>
      <text:p text:style-name="P20">
<text:span text:style-name="Extra_20_Strong_20_Emphasis_20_Underline">Let op:</text:span>
<text:span text:style-name="Emphasis"> noteer geen persoonsgegevens van kiezers.</text:span>
</text:p>
      <text:p text:style-name="Standard"/>
      <text:p text:style-name="Heading_20_3_20_No_20_List">Onregelmatigheden of bijzonderheden</text:p>
      <text:p text:style-name="P6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</table:table>
      <text:p text:style-name="P62"/>
      <text:list xml:id="list181518065033135" text:continue-numbering="true" text:style-name="Numbering_20_123">
        <text:list-item>
          <text:h text:style-name="P83" text:outline-level="2">Aantal stemmen per lijst en per kandidaat</text:h>
        </text:list-item>
      </text:list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Het Verschil</text:span>
</text:p>
              <text:p text:style-name="P52"/>
              <text:p text:style-name="P53">
<text:span text:description="liste.get('ordnungszahl')">1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Bultenaar, H. (Horatio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4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Dewansingh, I. (Inderjeet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3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3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Stappen, S. (Suzanne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4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4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Wolters, R. (Renée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5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Jansens, A. (Anita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6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Bilgiç, D. (Drača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7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meros, A. (Athena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3475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8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Laar, A. (Albert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00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48475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Kleurenpartij</text:span>
</text:p>
              <text:p text:style-name="P52"/>
              <text:p text:style-name="P53">
<text:span text:description="liste.get('ordnungszahl')">2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ogel, K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8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'Angelo-Huis in 't Veld, P.D.L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3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Burg, H.P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6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4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Beer, M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5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Sigurðardóttir, G.S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4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6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lthuizen, T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3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7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lthuizen, A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2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8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Kumari, B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9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Olympos, L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10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Plieger, R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0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42800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Prozen en Poëzie</text:span>
</text:p>
              <text:p text:style-name="P52"/>
              <text:p text:style-name="P53">
<text:span text:description="liste.get('ordnungszahl')">3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Tjon á Jon, C. (Chen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Wellingasterveen, A.J.J. (Antonius Johannes Joseph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1000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Sportpartij</text:span>
</text:p>
              <text:p text:style-name="P52"/>
              <text:p text:style-name="P53">
<text:span text:description="liste.get('ordnungszahl')">4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Roos, H.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ermeer, C.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1000</text:span>
</text:span>
</text:p>
          </table:table-cell>
        </table:table-row>
      </table:table>
      <text:p text:style-name="P52"/>
      <text:p text:style-name="P71"/>
      <text:list xml:id="list181518671054896" text:continue-numbering="true" text:style-name="Numbering_20_123">
        <text:list-item>
          <text:h text:style-name="P84" text:outline-level="2">
<text:span text:style-name="T17">Leden van het</text:span>
<text:span text:style-name="T3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P12">
<text:span text:style-name="Emphasis">Alle leden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die aanwezig zijn aan het einde van de zitting, noteren hieronder hun naam. Ga vervolgens naar rubriek 12 voor de ondertekening.</text:span>
</text:p>
      <text:p text:style-name="P46"/>
      <text:p text:style-name="P46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41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32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32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
<text:span text:style-name="Emphasis"/>
</text:p>
      <text:p text:style-name="P3">
<text:span text:style-name="Emphasis">
<text:span text:style-name="T11">Naam voorzitter</text:span>
</text:span>
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32">
<text:span text:style-name="Strong_20_Emphasis">1</text:span>
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
<text:span text:style-name="Emphasis"/>
</text:p>
      <text:p text:style-name="P4">
<text:span text:style-name="Emphasis">
<text:span text:style-name="T11">Namen stembureauleden</text:span>
</text:span>
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33">
<text:span text:style-name="Strong_20_Emphasis">2</text:span>
</text:p>
            </table:table-cell>
            <table:table-cell table:style-name="StembureauledenTellingLeden.B1" office:value-type="string">
              <text:p text:style-name="P18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3</text:span>
</text:p>
          </table:table-cell>
          <table:table-cell table:style-name="StembureauledenTellingLeden.B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4</text:span>
</text:p>
          </table:table-cell>
          <table:table-cell table:style-name="StembureauledenTellingLeden.B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33">
<text:span text:style-name="Strong_20_Emphasis">5</text:span>
</text:p>
          </table:table-cell>
          <table:table-cell table:style-name="StembureauledenTellingLeden.B7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6</text:span>
</text:p>
          </table:table-cell>
          <table:table-cell table:style-name="StembureauledenTellingLeden.B9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7</text:span>
</text:p>
          </table:table-cell>
          <table:table-cell table:style-name="StembureauledenTellingLeden.B11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8</text:span>
</text:span>
</text:p>
          </table:table-cell>
          <table:table-cell table:style-name="StembureauledenTellingLeden.B1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9</text:span>
</text:span>
</text:p>
          </table:table-cell>
          <table:table-cell table:style-name="StembureauledenTellingLeden.B1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10</text:span>
</text:span>
</text:p>
          </table:table-cell>
          <table:table-cell table:style-name="StembureauledenTellingLeden.B17" office:value-type="string">
            <text:p text:style-name="P18"/>
          </table:table-cell>
        </table:table-row>
      </table:table>
      <text:p text:style-name="P18"/>
      <text:p text:style-name="P18"/>
      <text:p text:style-name="P19">
<text:span text:style-name="Emphasis"/>
</text:p>
      <text:list xml:id="list181517636946883" text:continue-numbering="true" text:style-name="Numbering_20_123">
        <text:list-item>
          <text:p text:style-name="P83">Ondertekening leden van het <text:span text:style-name="T3">
<text:span text:description="if (gebietMitListen.customData.isOpenbaarLichaam) {'stembureau voor het openbaar lichaam';} else {'gemeentelijk stembureau';}">gemeentelijk stembureau</text:span>
</text:span>
</text:p>
        </text:list-item>
      </text:list>
      <text:p text:style-name="P17">
<text:span text:style-name="Emphasis">Alle leden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die in rubriek 11 hun naam hebben genoteerd, ondertekenen het proces-verbaal. Houd hierbij de volgorde aan van rubriek 11.</text:span>
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13"/>
        <table:table-row table:style-name="DatumTijdOndertekening.1">
          <table:table-cell table:style-name="DatumTijdOndertekening.A1" office:value-type="string">
            <text:p text:style-name="P57"/>
          </table:table-cell>
          <table:table-cell table:style-name="DatumTijdOndertekening.A1" table:number-columns-spanned="2" office:value-type="string">
            <text:p text:style-name="P57">Dag</text:p>
          </table:table-cell>
          <table:covered-table-cell/>
          <table:table-cell table:style-name="DatumTijdOndertekening.A1" table:number-columns-spanned="2" office:value-type="string">
            <text:p text:style-name="P65">Maand</text:p>
          </table:table-cell>
          <table:covered-table-cell/>
          <table:table-cell table:style-name="DatumTijdOndertekening.A1" table:number-columns-spanned="4" office:value-type="string">
            <text:p text:style-name="P6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65"/>
          </table:table-cell>
          <table:table-cell table:style-name="DatumTijdOndertekening.A1" table:number-columns-spanned="4" office:value-type="string">
            <text:p text:style-name="P66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56">Datum en tijdstip:</text:p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E2" office:value-type="string">
            <text:p text:style-name="P56"/>
          </table:table-cell>
          <table:table-cell table:style-name="DatumTijdOndertekening.F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I2" office:value-type="string">
            <text:p text:style-name="P56"/>
          </table:table-cell>
          <table:table-cell table:style-name="DatumTijdOndertekening.J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4"/>
          </table:table-cell>
          <table:table-cell table:style-name="DatumTijdOndertekening.F2" office:value-type="string">
            <text:p text:style-name="P56"/>
          </table:table-cell>
          <table:table-cell table:style-name="DatumTijdOndertekening.I2" office:value-type="string">
            <text:p text:style-name="P54"/>
          </table:table-cell>
        </table:table-row>
      </table:table>
      <text:p text:style-name="P5">
<text:span text:style-name="Emphasis"/>
</text:p>
      <text:p text:style-name="P5">
<text:span text:style-name="Emphasis">
<text:span text:style-name="T11">Handtekening voorzitter</text:span>
</text:span>
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34">
<text:span text:style-name="Strong_20_Emphasis">1</text:span>
</text:p>
            </table:table-cell>
            <table:table-cell table:style-name="Tabelle8.B1" office:value-type="string">
              <text:p text:style-name="P63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34"/>
          </table:table-cell>
          <table:table-cell table:style-name="Tabelle8.B2" office:value-type="string">
            <text:p text:style-name="P63"/>
          </table:table-cell>
        </table:table-row>
      </table:table>
      <text:p text:style-name="P63">
<text:span text:style-name="Emphasis"/>
</text:p>
      <text:p text:style-name="P5">
<text:span text:style-name="Emphasis">
<text:span text:style-name="T11">Handtekening stembureauleden</text:span>
</text:span>
</text:p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34">
<text:span text:style-name="Strong_20_Emphasis">2</text:span>
</text:p>
            </table:table-cell>
            <table:table-cell table:style-name="Tabelle6.B1" office:value-type="string">
              <text:p text:style-name="P63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34"/>
          </table:table-cell>
          <table:table-cell table:style-name="Tabelle6.B2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3</text:span>
</text:p>
          </table:table-cell>
          <table:table-cell table:style-name="Tabelle6.B4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5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4</text:span>
</text:p>
          </table:table-cell>
          <table:table-cell table:style-name="Tabelle6.B7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8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34">
<text:span text:style-name="Strong_20_Emphasis">5</text:span>
</text:p>
          </table:table-cell>
          <table:table-cell table:style-name="Tabelle6.B10" office:value-type="string">
            <text:p text:style-name="P63"/>
          </table:table-cell>
        </table:table-row>
        <table:table-row table:style-name="Tabelle6.2">
          <table:table-cell table:style-name="Tabelle6.A2" office:value-type="string">
            <text:p text:style-name="P34"/>
          </table:table-cell>
          <table:table-cell table:style-name="Tabelle6.B11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6</text:span>
</text:p>
          </table:table-cell>
          <table:table-cell table:style-name="Tabelle6.B13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4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7</text:span>
</text:p>
          </table:table-cell>
          <table:table-cell table:style-name="Tabelle6.B16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7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8</text:span>
</text:span>
</text:p>
          </table:table-cell>
          <table:table-cell table:style-name="Tabelle6.B19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0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9</text:span>
</text:span>
</text:p>
          </table:table-cell>
          <table:table-cell table:style-name="Tabelle6.B22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3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10</text:span>
</text:span>
</text:p>
          </table:table-cell>
          <table:table-cell table:style-name="Tabelle6.B25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6" office:value-type="string">
            <text:p text:style-name="P63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style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style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style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style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style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style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style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1%1%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T2" style:family="text">
      <style:text-properties xmlns:officeooo="http://openoffice.org/2009/office" officeooo:rsid="006df6b3"/>
    </style:style>
    <style:style style:name="_0MT3" style:family="text">
      <style:text-properties style:text-overline-style="none" style:text-overline-color="font-color"/>
    </style:style>
    <style:style style:name="_0MT5" style:family="text">
      <style:text-properties xmlns:officeooo="http://openoffice.org/2009/office" fo:font-weight="normal" officeooo:rsid="00780269" style:font-weight-asian="normal" style:font-weight-complex="normal"/>
    </style:style>
    <style:style style:name="_0MP1" style:family="paragraph" style:parent-style-name="Header">
      <style:text-properties xmlns:officeooo="http://openoffice.org/2009/office" officeooo:paragraph-rsid="006df6b3"/>
    </style:style>
    <style:style style:name="_0MT1" style:family="text">
      <style:text-properties xmlns:officeooo="http://openoffice.org/2009/office" officeooo:rsid="0067cd8a"/>
    </style:style>
    <style:style style:name="_0MT4" style:family="text">
      <style:text-properties fo:font-weight="normal" style:font-weight-asian="normal" style:font-weight-complex="normal"/>
    </style:style>
    <style:style style:name="_0MP2" style:family="paragraph" style:parent-style-name="Footer">
      <style:text-properties xmlns:officeooo="http://openoffice.org/2009/office" officeooo:paragraph-rsid="00c3ba01"/>
    </style:style>
  </office:automatic-styles>
  <office:master-styles>
    <style:master-page style:name="Standard" style:page-layout-name="_0Mpm1" draw:style-name="_0Mdp1">
      <style:header>
        <text:p text:style-name="_0MP1">Model N<text:span text:style-name="_0MT1">a</text:span> <text:span text:style-name="_0MT1">31</text:span>-<text:span text:style-name="_0MT2">1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/text:p>
      </style:header>
      <style:footer>
        <text:p text:style-name="_0MP2">Datum:<text:span text:style-name="_0MT4"> </text:span><text:span text:style-name="_0MT4"><text:span text:description="customDataErgebnisDaten.datumAktuellFormattedFooter">28-08-2023</text:span></text:span><text:span text:style-name="_0MT4"><text:s/></text:span><text:span text:style-name="_0MT4"><text:span text:description="aktuelleUhrzeitSekunden">14:46:32</text:span></text:span><text:span text:style-name="_0MT4"><text:s text:c="2"/>- <text:s/></text:span><text:span text:style-name="_0MT5">SHA-256-Hashcode:</text:span><text:span text:style-name="_0MT4"><text:tab/>pagina </text:span><text:span text:style-name="_0MT4"><text:page-number text:select-page="current">12</text:page-number></text:span><text:span text:style-name="_0MT4"><text:s/>/ </text:span><text:span text:style-name="_0MT4"><text:page-count>12</text:page-count></text:span></text:p>
        <text:p text:style-name="_0MP2"><text:span text:style-name="_0MT4"><text:span text:description="customDataErgebnisDaten.getHashCodeEml510b()">4E35 058F 1644 F52E CA2E A4F2 9B4E 3CB2 E98E 3DD9 867B 8CDD 9699 CA92 9E56 BB17</text:span></text:span><text:span text:style-name="_0MT4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meta>
    <meta:editing-duration>P0D</meta:editing-duration>
    <meta:editing-cycles>1</meta:editing-cycles>
    <meta:generator>jOpenDocument/1.3b1</meta:generator>
    <meta:document-statistic meta:table-count="25" meta:image-count="0" meta:object-count="0" meta:page-count="12" meta:paragraph-count="236" meta:word-count="1869" meta:character-count="11769" meta:non-whitespace-character-count="10342"/>
    <meta:user-defined meta:name="SingleXMLDocument_count" meta:value-type="float">0</meta:user-defined>
  </office:meta>
</office:document-meta>
</file>